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4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2">
      <style:table-cell-properties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2">
      <style:table-cell-properties fo:border="thin solid #000000" style:vertical-align="middle" fo:background-color="#D9E1F2" style:repeat-content="false"/>
      <style:paragraph-properties fo:text-align="center"/>
    </style:style>
    <style:style style:name="ce11" style:family="table-cell" style:parent-style-name="Default" style:data-style-name="N2">
      <style:table-cell-properties fo:border="thin solid #000000" style:vertical-align="middle" fo:background-color="#D9E1F2" style:repeat-content="false"/>
      <style:paragraph-properties fo:text-align="center"/>
    </style:style>
    <style:style style:name="ce12" style:family="table-cell" style:parent-style-name="Default" style:data-style-name="N2">
      <style:table-cell-properties fo:border="thin solid #000000" style:vertical-align="automatic" fo:background-color="#E2EFDA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</style:style>
    <style:style style:name="ce14" style:family="table-cell" style:parent-style-name="Default" style:data-style-name="N2">
      <style:table-cell-properties style:vertical-align="automatic" fo:background-color="#E7E6E6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ndOrderPolynomial" table:style-name="ta1">
        <table:table-column table:style-name="co1" table:number-columns-repeated="4" table:default-cell-style-name="ce1"/>
        <table:table-column table:style-name="co2" table:default-cell-style-name="ce2"/>
        <table:table-column table:style-name="co1" table:number-columns-repeated="6" table:default-cell-style-name="ce3"/>
        <table:table-column table:style-name="co3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2"/>
          <table:table-cell table:style-name="ce3"/>
          <table:table-cell office:value-type="string" table:style-name="ce4">
            <text:p>f(r) = C0*R0+C1*R1+C2*R2</text:p>
          </table:table-cell>
          <table:table-cell table:number-columns-repeated="4" table:style-name="ce3"/>
          <table:table-cell table:number-columns-repeated="16373"/>
        </table:table-row>
        <table:table-row table:style-name="ro2">
          <table:table-cell table:number-columns-repeated="4"/>
          <table:table-cell table:style-name="ce2"/>
          <table:table-cell table:style-name="ce8"/>
          <table:table-cell table:number-columns-repeated="5" table:style-name="ce3"/>
          <table:table-cell table:number-columns-repeated="16373"/>
        </table:table-row>
        <table:table-row table:style-name="ro2">
          <table:table-cell table:number-columns-repeated="4"/>
          <table:table-cell table:style-name="ce2"/>
          <table:table-cell table:style-name="ce7"/>
          <table:table-cell office:value-type="float" office:value="1" table:style-name="ce3">
            <text:p>1.00</text:p>
          </table:table-cell>
          <table:table-cell office:value-type="string" table:style-name="ce3">
            <text:p><text:s/>= C0</text:p>
          </table:table-cell>
          <table:table-cell table:number-columns-repeated="3" table:style-name="ce3"/>
          <table:table-cell table:number-columns-repeated="16373"/>
        </table:table-row>
        <table:table-row table:style-name="ro2">
          <table:table-cell table:number-columns-repeated="4"/>
          <table:table-cell table:style-name="ce2"/>
          <table:table-cell table:style-name="ce6"/>
          <table:table-cell office:value-type="float" office:value="2" table:style-name="ce3">
            <text:p>2.00</text:p>
          </table:table-cell>
          <table:table-cell office:value-type="string" table:style-name="ce3">
            <text:p><text:s/>= C1</text:p>
          </table:table-cell>
          <table:table-cell table:number-columns-repeated="3" table:style-name="ce3"/>
          <table:table-cell table:number-columns-repeated="16373"/>
        </table:table-row>
        <table:table-row table:style-name="ro2">
          <table:table-cell table:number-columns-repeated="4"/>
          <table:table-cell table:style-name="ce5"/>
          <table:table-cell table:style-name="ce6"/>
          <table:table-cell office:value-type="float" office:value="3" table:style-name="ce3">
            <text:p>3.00</text:p>
          </table:table-cell>
          <table:table-cell office:value-type="string" table:style-name="ce3">
            <text:p><text:s/>= C2</text:p>
          </table:table-cell>
          <table:table-cell table:number-columns-repeated="3" table:style-name="ce3"/>
          <table:table-cell table:number-columns-repeated="16373"/>
        </table:table-row>
        <table:table-row table:style-name="ro2">
          <table:table-cell table:number-columns-repeated="4"/>
          <table:table-cell table:style-name="ce2"/>
          <table:table-cell table:style-name="ce3"/>
          <table:table-cell office:value-type="float" office:value="1" table:style-name="ce3">
            <text:p>1.00</text:p>
          </table:table-cell>
          <table:table-cell office:value-type="string" table:style-name="ce4">
            <text:p><text:s/>= Noise Magnitude</text:p>
          </table:table-cell>
          <table:table-cell table:number-columns-repeated="3" table:style-name="ce3"/>
          <table:table-cell table:number-columns-repeated="16373"/>
        </table:table-row>
        <table:table-row table:style-name="ro2">
          <table:table-cell table:number-columns-repeated="4"/>
          <table:table-cell table:style-name="ce2"/>
          <table:table-cell table:number-columns-repeated="2" table:style-name="ce3"/>
          <table:table-cell table:style-name="ce4"/>
          <table:table-cell table:number-columns-repeated="3" table:style-name="ce3"/>
          <table:table-cell table:number-columns-repeated="16373"/>
        </table:table-row>
        <table:table-row table:style-name="ro3">
          <table:table-cell table:number-columns-repeated="4"/>
          <table:table-cell table:style-name="ce2"/>
          <table:table-cell office:value-type="string" table:number-columns-spanned="3" table:number-rows-spanned="1" table:style-name="ce10">
            <text:p>r.dat</text:p>
          </table:table-cell>
          <table:covered-table-cell table:number-columns-repeated="2"/>
          <table:table-cell table:style-name="ce3"/>
          <table:table-cell office:value-type="string" table:style-name="ce12">
            <text:p>f.dat</text:p>
          </table:table-cell>
          <table:table-cell table:number-columns-repeated="16374"/>
        </table:table-row>
        <table:table-row table:style-name="ro2">
          <table:table-cell table:number-columns-repeated="4"/>
          <table:table-cell table:style-name="ce2"/>
          <table:table-cell office:value-type="string" table:style-name="ce11">
            <text:p>r0</text:p>
          </table:table-cell>
          <table:table-cell office:value-type="string" table:style-name="ce11">
            <text:p>r1</text:p>
          </table:table-cell>
          <table:table-cell office:value-type="string" table:style-name="ce11">
            <text:p>r2</text:p>
          </table:table-cell>
          <table:table-cell table:style-name="ce3"/>
          <table:table-cell office:value-type="string" table:style-name="ce12">
            <text:p>f' prime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string" table:style-name="ce13">
            <text:p>N</text:p>
          </table:table-cell>
          <table:table-cell office:value-type="string" table:style-name="ce11">
            <text:p>X^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^2</text:p>
          </table:table-cell>
          <table:table-cell office:value-type="string" table:style-name="ce14">
            <text:p>Noise</text:p>
          </table:table-cell>
          <table:table-cell office:value-type="string" table:style-name="ce12">
            <text:p>Function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" table:style-name="ce2">
            <text:p>1</text:p>
          </table:table-cell>
          <table:table-cell office:value-type="float" office:value="1" table:formula="of:=[.G12]^0" table:style-name="ce9">
            <text:p>1.00</text:p>
          </table:table-cell>
          <table:table-cell office:value-type="float" office:value="0.25" table:style-name="ce9">
            <text:p>0.25</text:p>
          </table:table-cell>
          <table:table-cell office:value-type="float" office:value="6.25E-2" table:formula="of:=[.G12]*[.G12]" table:style-name="ce9">
            <text:p>0.06</text:p>
          </table:table-cell>
          <table:table-cell office:value-type="float" office:value="0.6897874749812547" table:formula="of:=(RAND()*2-1)*[.$G$7]" table:style-name="ce3">
            <text:p>0.69</text:p>
          </table:table-cell>
          <table:table-cell office:value-type="float" office:value="2.3772874749812547" table:formula="of:=[.$G$4]*[.F12]+[.$G$5]*[.G12]+[.$G$6]*[.H12]+[.I12]" table:style-name="ce3">
            <text:p>2.3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" table:style-name="ce2">
            <text:p>2</text:p>
          </table:table-cell>
          <table:table-cell office:value-type="float" office:value="1" table:formula="of:=[.G13]^0" table:style-name="ce9">
            <text:p>1.00</text:p>
          </table:table-cell>
          <table:table-cell office:value-type="float" office:value="0.5" table:style-name="ce9">
            <text:p>0.50</text:p>
          </table:table-cell>
          <table:table-cell office:value-type="float" office:value="0.25" table:formula="of:=[.G13]*[.G13]" table:style-name="ce9">
            <text:p>0.25</text:p>
          </table:table-cell>
          <table:table-cell office:value-type="float" office:value="-0.46570118775414615" table:formula="of:=(RAND()*2-1)*[.$G$7]" table:style-name="ce3">
            <text:p>-0.47</text:p>
          </table:table-cell>
          <table:table-cell office:value-type="float" office:value="2.2842988122458538" table:formula="of:=[.$G$4]*[.F13]+[.$G$5]*[.G13]+[.$G$6]*[.H13]+[.I13]" table:style-name="ce3">
            <text:p>2.2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" table:style-name="ce2">
            <text:p>3</text:p>
          </table:table-cell>
          <table:table-cell office:value-type="float" office:value="1" table:formula="of:=[.G14]^0" table:style-name="ce9">
            <text:p>1.00</text:p>
          </table:table-cell>
          <table:table-cell office:value-type="float" office:value="0.75" table:style-name="ce9">
            <text:p>0.75</text:p>
          </table:table-cell>
          <table:table-cell office:value-type="float" office:value="0.5625" table:formula="of:=[.G14]*[.G14]" table:style-name="ce9">
            <text:p>0.56</text:p>
          </table:table-cell>
          <table:table-cell office:value-type="float" office:value="2.3986387919698648E-2" table:formula="of:=(RAND()*2-1)*[.$G$7]" table:style-name="ce3">
            <text:p>0.02</text:p>
          </table:table-cell>
          <table:table-cell office:value-type="float" office:value="4.2114863879196989" table:formula="of:=[.$G$4]*[.F14]+[.$G$5]*[.G14]+[.$G$6]*[.H14]+[.I14]" table:style-name="ce3">
            <text:p>4.2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" table:style-name="ce2">
            <text:p>4</text:p>
          </table:table-cell>
          <table:table-cell office:value-type="float" office:value="1" table:formula="of:=[.G15]^0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formula="of:=[.G15]*[.G15]" table:style-name="ce9">
            <text:p>1.00</text:p>
          </table:table-cell>
          <table:table-cell office:value-type="float" office:value="-0.40778172838963411" table:formula="of:=(RAND()*2-1)*[.$G$7]" table:style-name="ce3">
            <text:p>-0.41</text:p>
          </table:table-cell>
          <table:table-cell office:value-type="float" office:value="5.5922182716103661" table:formula="of:=[.$G$4]*[.F15]+[.$G$5]*[.G15]+[.$G$6]*[.H15]+[.I15]" table:style-name="ce3">
            <text:p>5.5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5" table:style-name="ce2">
            <text:p>5</text:p>
          </table:table-cell>
          <table:table-cell office:value-type="float" office:value="1" table:formula="of:=[.G16]^0" table:style-name="ce9">
            <text:p>1.00</text:p>
          </table:table-cell>
          <table:table-cell office:value-type="float" office:value="1.25" table:style-name="ce9">
            <text:p>1.25</text:p>
          </table:table-cell>
          <table:table-cell office:value-type="float" office:value="1.5625" table:formula="of:=[.G16]*[.G16]" table:style-name="ce9">
            <text:p>1.56</text:p>
          </table:table-cell>
          <table:table-cell office:value-type="float" office:value="0.13035460758172746" table:formula="of:=(RAND()*2-1)*[.$G$7]" table:style-name="ce3">
            <text:p>0.13</text:p>
          </table:table-cell>
          <table:table-cell office:value-type="float" office:value="8.3178546075817277" table:formula="of:=[.$G$4]*[.F16]+[.$G$5]*[.G16]+[.$G$6]*[.H16]+[.I16]" table:style-name="ce3">
            <text:p>8.3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6" table:style-name="ce2">
            <text:p>6</text:p>
          </table:table-cell>
          <table:table-cell office:value-type="float" office:value="1" table:formula="of:=[.G17]^0" table:style-name="ce9">
            <text:p>1.00</text:p>
          </table:table-cell>
          <table:table-cell office:value-type="float" office:value="1.5" table:style-name="ce9">
            <text:p>1.50</text:p>
          </table:table-cell>
          <table:table-cell office:value-type="float" office:value="2.25" table:formula="of:=[.G17]*[.G17]" table:style-name="ce9">
            <text:p>2.25</text:p>
          </table:table-cell>
          <table:table-cell office:value-type="float" office:value="0.46929056818378356" table:formula="of:=(RAND()*2-1)*[.$G$7]" table:style-name="ce3">
            <text:p>0.47</text:p>
          </table:table-cell>
          <table:table-cell office:value-type="float" office:value="11.219290568183784" table:formula="of:=[.$G$4]*[.F17]+[.$G$5]*[.G17]+[.$G$6]*[.H17]+[.I17]" table:style-name="ce3">
            <text:p>11.2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7" table:style-name="ce2">
            <text:p>7</text:p>
          </table:table-cell>
          <table:table-cell office:value-type="float" office:value="1" table:formula="of:=[.G18]^0" table:style-name="ce9">
            <text:p>1.00</text:p>
          </table:table-cell>
          <table:table-cell office:value-type="float" office:value="1.75" table:style-name="ce9">
            <text:p>1.75</text:p>
          </table:table-cell>
          <table:table-cell office:value-type="float" office:value="3.0625" table:formula="of:=[.G18]*[.G18]" table:style-name="ce9">
            <text:p>3.06</text:p>
          </table:table-cell>
          <table:table-cell office:value-type="float" office:value="-0.98143670009223261" table:formula="of:=(RAND()*2-1)*[.$G$7]" table:style-name="ce3">
            <text:p>-0.98</text:p>
          </table:table-cell>
          <table:table-cell office:value-type="float" office:value="12.706063299907768" table:formula="of:=[.$G$4]*[.F18]+[.$G$5]*[.G18]+[.$G$6]*[.H18]+[.I18]" table:style-name="ce3">
            <text:p>12.7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8" table:style-name="ce2">
            <text:p>8</text:p>
          </table:table-cell>
          <table:table-cell office:value-type="float" office:value="1" table:formula="of:=[.G19]^0" table:style-name="ce9">
            <text:p>1.00</text:p>
          </table:table-cell>
          <table:table-cell office:value-type="float" office:value="2" table:style-name="ce9">
            <text:p>2.00</text:p>
          </table:table-cell>
          <table:table-cell office:value-type="float" office:value="4" table:formula="of:=[.G19]*[.G19]" table:style-name="ce9">
            <text:p>4.00</text:p>
          </table:table-cell>
          <table:table-cell office:value-type="float" office:value="-4.1907270555283871E-2" table:formula="of:=(RAND()*2-1)*[.$G$7]" table:style-name="ce3">
            <text:p>-0.04</text:p>
          </table:table-cell>
          <table:table-cell office:value-type="float" office:value="16.958092729444715" table:formula="of:=[.$G$4]*[.F19]+[.$G$5]*[.G19]+[.$G$6]*[.H19]+[.I19]" table:style-name="ce3">
            <text:p>16.9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9" table:style-name="ce2">
            <text:p>9</text:p>
          </table:table-cell>
          <table:table-cell office:value-type="float" office:value="1" table:formula="of:=[.G20]^0" table:style-name="ce9">
            <text:p>1.00</text:p>
          </table:table-cell>
          <table:table-cell office:value-type="float" office:value="2.25" table:style-name="ce9">
            <text:p>2.25</text:p>
          </table:table-cell>
          <table:table-cell office:value-type="float" office:value="5.0625" table:formula="of:=[.G20]*[.G20]" table:style-name="ce9">
            <text:p>5.06</text:p>
          </table:table-cell>
          <table:table-cell office:value-type="float" office:value="-0.39425162344038411" table:formula="of:=(RAND()*2-1)*[.$G$7]" table:style-name="ce3">
            <text:p>-0.39</text:p>
          </table:table-cell>
          <table:table-cell office:value-type="float" office:value="20.293248376559617" table:formula="of:=[.$G$4]*[.F20]+[.$G$5]*[.G20]+[.$G$6]*[.H20]+[.I20]" table:style-name="ce3">
            <text:p>20.2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0" table:style-name="ce2">
            <text:p>10</text:p>
          </table:table-cell>
          <table:table-cell office:value-type="float" office:value="1" table:formula="of:=[.G21]^0" table:style-name="ce9">
            <text:p>1.00</text:p>
          </table:table-cell>
          <table:table-cell office:value-type="float" office:value="2.5" table:style-name="ce9">
            <text:p>2.50</text:p>
          </table:table-cell>
          <table:table-cell office:value-type="float" office:value="6.25" table:formula="of:=[.G21]*[.G21]" table:style-name="ce9">
            <text:p>6.25</text:p>
          </table:table-cell>
          <table:table-cell office:value-type="float" office:value="0.90601413285130117" table:formula="of:=(RAND()*2-1)*[.$G$7]" table:style-name="ce3">
            <text:p>0.91</text:p>
          </table:table-cell>
          <table:table-cell office:value-type="float" office:value="25.656014132851301" table:formula="of:=[.$G$4]*[.F21]+[.$G$5]*[.G21]+[.$G$6]*[.H21]+[.I21]" table:style-name="ce3">
            <text:p>25.6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1" table:style-name="ce2">
            <text:p>11</text:p>
          </table:table-cell>
          <table:table-cell office:value-type="float" office:value="1" table:formula="of:=[.G22]^0" table:style-name="ce9">
            <text:p>1.00</text:p>
          </table:table-cell>
          <table:table-cell office:value-type="float" office:value="2.75" table:style-name="ce9">
            <text:p>2.75</text:p>
          </table:table-cell>
          <table:table-cell office:value-type="float" office:value="7.5625" table:formula="of:=[.G22]*[.G22]" table:style-name="ce9">
            <text:p>7.56</text:p>
          </table:table-cell>
          <table:table-cell office:value-type="float" office:value="0.28900001006157083" table:formula="of:=(RAND()*2-1)*[.$G$7]" table:style-name="ce3">
            <text:p>0.29</text:p>
          </table:table-cell>
          <table:table-cell office:value-type="float" office:value="29.476500010061571" table:formula="of:=[.$G$4]*[.F22]+[.$G$5]*[.G22]+[.$G$6]*[.H22]+[.I22]" table:style-name="ce3">
            <text:p>29.4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2" table:style-name="ce2">
            <text:p>12</text:p>
          </table:table-cell>
          <table:table-cell office:value-type="float" office:value="1" table:formula="of:=[.G23]^0" table:style-name="ce9">
            <text:p>1.00</text:p>
          </table:table-cell>
          <table:table-cell office:value-type="float" office:value="3" table:style-name="ce9">
            <text:p>3.00</text:p>
          </table:table-cell>
          <table:table-cell office:value-type="float" office:value="9" table:formula="of:=[.G23]*[.G23]" table:style-name="ce9">
            <text:p>9.00</text:p>
          </table:table-cell>
          <table:table-cell office:value-type="float" office:value="-0.89611642912901979" table:formula="of:=(RAND()*2-1)*[.$G$7]" table:style-name="ce3">
            <text:p>-0.90</text:p>
          </table:table-cell>
          <table:table-cell office:value-type="float" office:value="33.103883570870977" table:formula="of:=[.$G$4]*[.F23]+[.$G$5]*[.G23]+[.$G$6]*[.H23]+[.I23]" table:style-name="ce3">
            <text:p>33.1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3" table:style-name="ce2">
            <text:p>13</text:p>
          </table:table-cell>
          <table:table-cell office:value-type="float" office:value="1" table:formula="of:=[.G24]^0" table:style-name="ce9">
            <text:p>1.00</text:p>
          </table:table-cell>
          <table:table-cell office:value-type="float" office:value="3.25" table:style-name="ce9">
            <text:p>3.25</text:p>
          </table:table-cell>
          <table:table-cell office:value-type="float" office:value="10.5625" table:formula="of:=[.G24]*[.G24]" table:style-name="ce9">
            <text:p>10.56</text:p>
          </table:table-cell>
          <table:table-cell office:value-type="float" office:value="-0.8357621169574041" table:formula="of:=(RAND()*2-1)*[.$G$7]" table:style-name="ce3">
            <text:p>-0.84</text:p>
          </table:table-cell>
          <table:table-cell office:value-type="float" office:value="38.351737883042595" table:formula="of:=[.$G$4]*[.F24]+[.$G$5]*[.G24]+[.$G$6]*[.H24]+[.I24]" table:style-name="ce3">
            <text:p>38.3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4" table:style-name="ce2">
            <text:p>14</text:p>
          </table:table-cell>
          <table:table-cell office:value-type="float" office:value="1" table:formula="of:=[.G25]^0" table:style-name="ce9">
            <text:p>1.00</text:p>
          </table:table-cell>
          <table:table-cell office:value-type="float" office:value="3.5" table:style-name="ce9">
            <text:p>3.50</text:p>
          </table:table-cell>
          <table:table-cell office:value-type="float" office:value="12.25" table:formula="of:=[.G25]*[.G25]" table:style-name="ce9">
            <text:p>12.25</text:p>
          </table:table-cell>
          <table:table-cell office:value-type="float" office:value="0.48992233779860639" table:formula="of:=(RAND()*2-1)*[.$G$7]" table:style-name="ce3">
            <text:p>0.49</text:p>
          </table:table-cell>
          <table:table-cell office:value-type="float" office:value="45.239922337798603" table:formula="of:=[.$G$4]*[.F25]+[.$G$5]*[.G25]+[.$G$6]*[.H25]+[.I25]" table:style-name="ce3">
            <text:p>45.2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5" table:style-name="ce2">
            <text:p>15</text:p>
          </table:table-cell>
          <table:table-cell office:value-type="float" office:value="1" table:formula="of:=[.G26]^0" table:style-name="ce9">
            <text:p>1.00</text:p>
          </table:table-cell>
          <table:table-cell office:value-type="float" office:value="3.75" table:style-name="ce9">
            <text:p>3.75</text:p>
          </table:table-cell>
          <table:table-cell office:value-type="float" office:value="14.0625" table:formula="of:=[.G26]*[.G26]" table:style-name="ce9">
            <text:p>14.06</text:p>
          </table:table-cell>
          <table:table-cell office:value-type="float" office:value="0.62278698234132124" table:formula="of:=(RAND()*2-1)*[.$G$7]" table:style-name="ce3">
            <text:p>0.62</text:p>
          </table:table-cell>
          <table:table-cell office:value-type="float" office:value="51.310286982341324" table:formula="of:=[.$G$4]*[.F26]+[.$G$5]*[.G26]+[.$G$6]*[.H26]+[.I26]" table:style-name="ce3">
            <text:p>51.3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6" table:style-name="ce2">
            <text:p>16</text:p>
          </table:table-cell>
          <table:table-cell office:value-type="float" office:value="1" table:formula="of:=[.G27]^0" table:style-name="ce9">
            <text:p>1.00</text:p>
          </table:table-cell>
          <table:table-cell office:value-type="float" office:value="4" table:style-name="ce9">
            <text:p>4.00</text:p>
          </table:table-cell>
          <table:table-cell office:value-type="float" office:value="16" table:formula="of:=[.G27]*[.G27]" table:style-name="ce9">
            <text:p>16.00</text:p>
          </table:table-cell>
          <table:table-cell office:value-type="float" office:value="-0.93165617029413306" table:formula="of:=(RAND()*2-1)*[.$G$7]" table:style-name="ce3">
            <text:p>-0.93</text:p>
          </table:table-cell>
          <table:table-cell office:value-type="float" office:value="56.068343829705867" table:formula="of:=[.$G$4]*[.F27]+[.$G$5]*[.G27]+[.$G$6]*[.H27]+[.I27]" table:style-name="ce3">
            <text:p>56.0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7" table:style-name="ce2">
            <text:p>17</text:p>
          </table:table-cell>
          <table:table-cell office:value-type="float" office:value="1" table:formula="of:=[.G28]^0" table:style-name="ce9">
            <text:p>1.00</text:p>
          </table:table-cell>
          <table:table-cell office:value-type="float" office:value="4.25" table:style-name="ce9">
            <text:p>4.25</text:p>
          </table:table-cell>
          <table:table-cell office:value-type="float" office:value="18.0625" table:formula="of:=[.G28]*[.G28]" table:style-name="ce9">
            <text:p>18.06</text:p>
          </table:table-cell>
          <table:table-cell office:value-type="float" office:value="-0.89283120937271421" table:formula="of:=(RAND()*2-1)*[.$G$7]" table:style-name="ce3">
            <text:p>-0.89</text:p>
          </table:table-cell>
          <table:table-cell office:value-type="float" office:value="62.794668790627284" table:formula="of:=[.$G$4]*[.F28]+[.$G$5]*[.G28]+[.$G$6]*[.H28]+[.I28]" table:style-name="ce3">
            <text:p>62.7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8" table:style-name="ce2">
            <text:p>18</text:p>
          </table:table-cell>
          <table:table-cell office:value-type="float" office:value="1" table:formula="of:=[.G29]^0" table:style-name="ce9">
            <text:p>1.00</text:p>
          </table:table-cell>
          <table:table-cell office:value-type="float" office:value="4.5" table:style-name="ce9">
            <text:p>4.50</text:p>
          </table:table-cell>
          <table:table-cell office:value-type="float" office:value="20.25" table:formula="of:=[.G29]*[.G29]" table:style-name="ce9">
            <text:p>20.25</text:p>
          </table:table-cell>
          <table:table-cell office:value-type="float" office:value="-0.10431844916438027" table:formula="of:=(RAND()*2-1)*[.$G$7]" table:style-name="ce3">
            <text:p>-0.10</text:p>
          </table:table-cell>
          <table:table-cell office:value-type="float" office:value="70.645681550835619" table:formula="of:=[.$G$4]*[.F29]+[.$G$5]*[.G29]+[.$G$6]*[.H29]+[.I29]" table:style-name="ce3">
            <text:p>70.6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9" table:style-name="ce2">
            <text:p>19</text:p>
          </table:table-cell>
          <table:table-cell office:value-type="float" office:value="1" table:formula="of:=[.G30]^0" table:style-name="ce9">
            <text:p>1.00</text:p>
          </table:table-cell>
          <table:table-cell office:value-type="float" office:value="4.75" table:style-name="ce9">
            <text:p>4.75</text:p>
          </table:table-cell>
          <table:table-cell office:value-type="float" office:value="22.5625" table:formula="of:=[.G30]*[.G30]" table:style-name="ce9">
            <text:p>22.56</text:p>
          </table:table-cell>
          <table:table-cell office:value-type="float" office:value="0.98075515294394622" table:formula="of:=(RAND()*2-1)*[.$G$7]" table:style-name="ce3">
            <text:p>0.98</text:p>
          </table:table-cell>
          <table:table-cell office:value-type="float" office:value="79.168255152943942" table:formula="of:=[.$G$4]*[.F30]+[.$G$5]*[.G30]+[.$G$6]*[.H30]+[.I30]" table:style-name="ce3">
            <text:p>79.1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0" table:style-name="ce2">
            <text:p>20</text:p>
          </table:table-cell>
          <table:table-cell office:value-type="float" office:value="1" table:formula="of:=[.G31]^0" table:style-name="ce9">
            <text:p>1.00</text:p>
          </table:table-cell>
          <table:table-cell office:value-type="float" office:value="5" table:style-name="ce9">
            <text:p>5.00</text:p>
          </table:table-cell>
          <table:table-cell office:value-type="float" office:value="25" table:formula="of:=[.G31]*[.G31]" table:style-name="ce9">
            <text:p>25.00</text:p>
          </table:table-cell>
          <table:table-cell office:value-type="float" office:value="-0.3972691574668834" table:formula="of:=(RAND()*2-1)*[.$G$7]" table:style-name="ce3">
            <text:p>-0.40</text:p>
          </table:table-cell>
          <table:table-cell office:value-type="float" office:value="85.60273084253312" table:formula="of:=[.$G$4]*[.F31]+[.$G$5]*[.G31]+[.$G$6]*[.H31]+[.I31]" table:style-name="ce3">
            <text:p>85.6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1" table:style-name="ce2">
            <text:p>21</text:p>
          </table:table-cell>
          <table:table-cell office:value-type="float" office:value="1" table:formula="of:=[.G32]^0" table:style-name="ce9">
            <text:p>1.00</text:p>
          </table:table-cell>
          <table:table-cell office:value-type="float" office:value="6" table:style-name="ce9">
            <text:p>6.00</text:p>
          </table:table-cell>
          <table:table-cell office:value-type="float" office:value="36" table:formula="of:=[.G32]*[.G32]" table:style-name="ce9">
            <text:p>36.00</text:p>
          </table:table-cell>
          <table:table-cell office:value-type="float" office:value="-0.53460227489624024" table:formula="of:=(RAND()*2-1)*[.$G$7]" table:style-name="ce3">
            <text:p>-0.53</text:p>
          </table:table-cell>
          <table:table-cell office:value-type="float" office:value="120.46539772510376" table:formula="of:=[.$G$4]*[.F32]+[.$G$5]*[.G32]+[.$G$6]*[.H32]+[.I32]" table:style-name="ce3">
            <text:p>120.4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2" table:style-name="ce2">
            <text:p>22</text:p>
          </table:table-cell>
          <table:table-cell office:value-type="float" office:value="1" table:formula="of:=[.G33]^0" table:style-name="ce9">
            <text:p>1.00</text:p>
          </table:table-cell>
          <table:table-cell office:value-type="float" office:value="7" table:style-name="ce9">
            <text:p>7.00</text:p>
          </table:table-cell>
          <table:table-cell office:value-type="float" office:value="49" table:formula="of:=[.G33]*[.G33]" table:style-name="ce9">
            <text:p>49.00</text:p>
          </table:table-cell>
          <table:table-cell office:value-type="float" office:value="4.0949833072839503E-2" table:formula="of:=(RAND()*2-1)*[.$G$7]" table:style-name="ce3">
            <text:p>0.04</text:p>
          </table:table-cell>
          <table:table-cell office:value-type="float" office:value="162.04094983307283" table:formula="of:=[.$G$4]*[.F33]+[.$G$5]*[.G33]+[.$G$6]*[.H33]+[.I33]" table:style-name="ce3">
            <text:p>162.0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3" table:style-name="ce2">
            <text:p>23</text:p>
          </table:table-cell>
          <table:table-cell office:value-type="float" office:value="1" table:formula="of:=[.G34]^0" table:style-name="ce9">
            <text:p>1.00</text:p>
          </table:table-cell>
          <table:table-cell office:value-type="float" office:value="8" table:style-name="ce9">
            <text:p>8.00</text:p>
          </table:table-cell>
          <table:table-cell office:value-type="float" office:value="64" table:formula="of:=[.G34]*[.G34]" table:style-name="ce9">
            <text:p>64.00</text:p>
          </table:table-cell>
          <table:table-cell office:value-type="float" office:value="-0.36431380768898491" table:formula="of:=(RAND()*2-1)*[.$G$7]" table:style-name="ce3">
            <text:p>-0.36</text:p>
          </table:table-cell>
          <table:table-cell office:value-type="float" office:value="208.63568619231103" table:formula="of:=[.$G$4]*[.F34]+[.$G$5]*[.G34]+[.$G$6]*[.H34]+[.I34]" table:style-name="ce3">
            <text:p>208.6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4" table:style-name="ce2">
            <text:p>24</text:p>
          </table:table-cell>
          <table:table-cell office:value-type="float" office:value="1" table:formula="of:=[.G35]^0" table:style-name="ce9">
            <text:p>1.00</text:p>
          </table:table-cell>
          <table:table-cell office:value-type="float" office:value="9" table:style-name="ce9">
            <text:p>9.00</text:p>
          </table:table-cell>
          <table:table-cell office:value-type="float" office:value="81" table:formula="of:=[.G35]*[.G35]" table:style-name="ce9">
            <text:p>81.00</text:p>
          </table:table-cell>
          <table:table-cell office:value-type="float" office:value="-0.99529480460456043" table:formula="of:=(RAND()*2-1)*[.$G$7]" table:style-name="ce3">
            <text:p>-1.00</text:p>
          </table:table-cell>
          <table:table-cell office:value-type="float" office:value="261.00470519539545" table:formula="of:=[.$G$4]*[.F35]+[.$G$5]*[.G35]+[.$G$6]*[.H35]+[.I35]" table:style-name="ce3">
            <text:p>261.0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5" table:style-name="ce2">
            <text:p>25</text:p>
          </table:table-cell>
          <table:table-cell office:value-type="float" office:value="1" table:formula="of:=[.G36]^0" table:style-name="ce9">
            <text:p>1.00</text:p>
          </table:table-cell>
          <table:table-cell office:value-type="float" office:value="10" table:style-name="ce9">
            <text:p>10.00</text:p>
          </table:table-cell>
          <table:table-cell office:value-type="float" office:value="100" table:formula="of:=[.G36]*[.G36]" table:style-name="ce9">
            <text:p>100.00</text:p>
          </table:table-cell>
          <table:table-cell office:value-type="float" office:value="0.64298226762515998" table:formula="of:=(RAND()*2-1)*[.$G$7]" table:style-name="ce3">
            <text:p>0.64</text:p>
          </table:table-cell>
          <table:table-cell office:value-type="float" office:value="321.64298226762514" table:formula="of:=[.$G$4]*[.F36]+[.$G$5]*[.G36]+[.$G$6]*[.H36]+[.I36]" table:style-name="ce3">
            <text:p>321.6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6" table:style-name="ce2">
            <text:p>26</text:p>
          </table:table-cell>
          <table:table-cell office:value-type="float" office:value="1" table:formula="of:=[.G37]^0" table:style-name="ce9">
            <text:p>1.00</text:p>
          </table:table-cell>
          <table:table-cell office:value-type="float" office:value="11" table:style-name="ce9">
            <text:p>11.00</text:p>
          </table:table-cell>
          <table:table-cell office:value-type="float" office:value="121" table:formula="of:=[.G37]*[.G37]" table:style-name="ce9">
            <text:p>121.00</text:p>
          </table:table-cell>
          <table:table-cell office:value-type="float" office:value="0.77796438659300726" table:formula="of:=(RAND()*2-1)*[.$G$7]" table:style-name="ce3">
            <text:p>0.78</text:p>
          </table:table-cell>
          <table:table-cell office:value-type="float" office:value="386.777964386593" table:formula="of:=[.$G$4]*[.F37]+[.$G$5]*[.G37]+[.$G$6]*[.H37]+[.I37]" table:style-name="ce3">
            <text:p>386.7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7" table:style-name="ce2">
            <text:p>27</text:p>
          </table:table-cell>
          <table:table-cell office:value-type="float" office:value="1" table:formula="of:=[.G38]^0" table:style-name="ce9">
            <text:p>1.00</text:p>
          </table:table-cell>
          <table:table-cell office:value-type="float" office:value="12" table:style-name="ce9">
            <text:p>12.00</text:p>
          </table:table-cell>
          <table:table-cell office:value-type="float" office:value="144" table:formula="of:=[.G38]*[.G38]" table:style-name="ce9">
            <text:p>144.00</text:p>
          </table:table-cell>
          <table:table-cell office:value-type="float" office:value="0.9939558599172087" table:formula="of:=(RAND()*2-1)*[.$G$7]" table:style-name="ce3">
            <text:p>0.99</text:p>
          </table:table-cell>
          <table:table-cell office:value-type="float" office:value="457.99395585991721" table:formula="of:=[.$G$4]*[.F38]+[.$G$5]*[.G38]+[.$G$6]*[.H38]+[.I38]" table:style-name="ce3">
            <text:p>457.9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8" table:style-name="ce2">
            <text:p>28</text:p>
          </table:table-cell>
          <table:table-cell office:value-type="float" office:value="1" table:formula="of:=[.G39]^0" table:style-name="ce9">
            <text:p>1.00</text:p>
          </table:table-cell>
          <table:table-cell office:value-type="float" office:value="13" table:style-name="ce9">
            <text:p>13.00</text:p>
          </table:table-cell>
          <table:table-cell office:value-type="float" office:value="169" table:formula="of:=[.G39]*[.G39]" table:style-name="ce9">
            <text:p>169.00</text:p>
          </table:table-cell>
          <table:table-cell office:value-type="float" office:value="-0.12024305815797187" table:formula="of:=(RAND()*2-1)*[.$G$7]" table:style-name="ce3">
            <text:p>-0.12</text:p>
          </table:table-cell>
          <table:table-cell office:value-type="float" office:value="533.87975694184206" table:formula="of:=[.$G$4]*[.F39]+[.$G$5]*[.G39]+[.$G$6]*[.H39]+[.I39]" table:style-name="ce3">
            <text:p>533.8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9" table:style-name="ce2">
            <text:p>29</text:p>
          </table:table-cell>
          <table:table-cell office:value-type="float" office:value="1" table:formula="of:=[.G40]^0" table:style-name="ce9">
            <text:p>1.00</text:p>
          </table:table-cell>
          <table:table-cell office:value-type="float" office:value="14" table:style-name="ce9">
            <text:p>14.00</text:p>
          </table:table-cell>
          <table:table-cell office:value-type="float" office:value="196" table:formula="of:=[.G40]*[.G40]" table:style-name="ce9">
            <text:p>196.00</text:p>
          </table:table-cell>
          <table:table-cell office:value-type="float" office:value="-0.55996153247476932" table:formula="of:=(RAND()*2-1)*[.$G$7]" table:style-name="ce3">
            <text:p>-0.56</text:p>
          </table:table-cell>
          <table:table-cell office:value-type="float" office:value="616.44003846752526" table:formula="of:=[.$G$4]*[.F40]+[.$G$5]*[.G40]+[.$G$6]*[.H40]+[.I40]" table:style-name="ce3">
            <text:p>616.4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0" table:style-name="ce2">
            <text:p>30</text:p>
          </table:table-cell>
          <table:table-cell office:value-type="float" office:value="1" table:formula="of:=[.G41]^0" table:style-name="ce9">
            <text:p>1.00</text:p>
          </table:table-cell>
          <table:table-cell office:value-type="float" office:value="15" table:style-name="ce9">
            <text:p>15.00</text:p>
          </table:table-cell>
          <table:table-cell office:value-type="float" office:value="225" table:formula="of:=[.G41]*[.G41]" table:style-name="ce9">
            <text:p>225.00</text:p>
          </table:table-cell>
          <table:table-cell office:value-type="float" office:value="-0.71680776953188241" table:formula="of:=(RAND()*2-1)*[.$G$7]" table:style-name="ce3">
            <text:p>-0.72</text:p>
          </table:table-cell>
          <table:table-cell office:value-type="float" office:value="705.2831922304681" table:formula="of:=[.$G$4]*[.F41]+[.$G$5]*[.G41]+[.$G$6]*[.H41]+[.I41]" table:style-name="ce3">
            <text:p>705.2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1" table:style-name="ce2">
            <text:p>31</text:p>
          </table:table-cell>
          <table:table-cell office:value-type="float" office:value="1" table:formula="of:=[.G42]^0" table:style-name="ce9">
            <text:p>1.00</text:p>
          </table:table-cell>
          <table:table-cell office:value-type="float" office:value="16" table:style-name="ce9">
            <text:p>16.00</text:p>
          </table:table-cell>
          <table:table-cell office:value-type="float" office:value="256" table:formula="of:=[.G42]*[.G42]" table:style-name="ce9">
            <text:p>256.00</text:p>
          </table:table-cell>
          <table:table-cell office:value-type="float" office:value="0.68056243067237054" table:formula="of:=(RAND()*2-1)*[.$G$7]" table:style-name="ce3">
            <text:p>0.68</text:p>
          </table:table-cell>
          <table:table-cell office:value-type="float" office:value="801.68056243067235" table:formula="of:=[.$G$4]*[.F42]+[.$G$5]*[.G42]+[.$G$6]*[.H42]+[.I42]" table:style-name="ce3">
            <text:p>801.6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2" table:style-name="ce2">
            <text:p>32</text:p>
          </table:table-cell>
          <table:table-cell office:value-type="float" office:value="1" table:formula="of:=[.G43]^0" table:style-name="ce9">
            <text:p>1.00</text:p>
          </table:table-cell>
          <table:table-cell office:value-type="float" office:value="17" table:style-name="ce9">
            <text:p>17.00</text:p>
          </table:table-cell>
          <table:table-cell office:value-type="float" office:value="289" table:formula="of:=[.G43]*[.G43]" table:style-name="ce9">
            <text:p>289.00</text:p>
          </table:table-cell>
          <table:table-cell office:value-type="float" office:value="-0.47961288329925744" table:formula="of:=(RAND()*2-1)*[.$G$7]" table:style-name="ce3">
            <text:p>-0.48</text:p>
          </table:table-cell>
          <table:table-cell office:value-type="float" office:value="901.5203871167007" table:formula="of:=[.$G$4]*[.F43]+[.$G$5]*[.G43]+[.$G$6]*[.H43]+[.I43]" table:style-name="ce3">
            <text:p>901.5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3" table:style-name="ce2">
            <text:p>33</text:p>
          </table:table-cell>
          <table:table-cell office:value-type="float" office:value="1" table:formula="of:=[.G44]^0" table:style-name="ce9">
            <text:p>1.00</text:p>
          </table:table-cell>
          <table:table-cell office:value-type="float" office:value="18" table:style-name="ce9">
            <text:p>18.00</text:p>
          </table:table-cell>
          <table:table-cell office:value-type="float" office:value="324" table:formula="of:=[.G44]*[.G44]" table:style-name="ce9">
            <text:p>324.00</text:p>
          </table:table-cell>
          <table:table-cell office:value-type="float" office:value="0.17318199261727552" table:formula="of:=(RAND()*2-1)*[.$G$7]" table:style-name="ce3">
            <text:p>0.17</text:p>
          </table:table-cell>
          <table:table-cell office:value-type="float" office:value="1009.1731819926173" table:formula="of:=[.$G$4]*[.F44]+[.$G$5]*[.G44]+[.$G$6]*[.H44]+[.I44]" table:style-name="ce3">
            <text:p>1009.1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4" table:style-name="ce2">
            <text:p>34</text:p>
          </table:table-cell>
          <table:table-cell office:value-type="float" office:value="1" table:formula="of:=[.G45]^0" table:style-name="ce9">
            <text:p>1.00</text:p>
          </table:table-cell>
          <table:table-cell office:value-type="float" office:value="19" table:style-name="ce9">
            <text:p>19.00</text:p>
          </table:table-cell>
          <table:table-cell office:value-type="float" office:value="361" table:formula="of:=[.G45]*[.G45]" table:style-name="ce9">
            <text:p>361.00</text:p>
          </table:table-cell>
          <table:table-cell office:value-type="float" office:value="0.32405266000141464" table:formula="of:=(RAND()*2-1)*[.$G$7]" table:style-name="ce3">
            <text:p>0.32</text:p>
          </table:table-cell>
          <table:table-cell office:value-type="float" office:value="1122.3240526600014" table:formula="of:=[.$G$4]*[.F45]+[.$G$5]*[.G45]+[.$G$6]*[.H45]+[.I45]" table:style-name="ce3">
            <text:p>1122.3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5" table:style-name="ce2">
            <text:p>35</text:p>
          </table:table-cell>
          <table:table-cell office:value-type="float" office:value="1" table:formula="of:=[.G46]^0" table:style-name="ce9">
            <text:p>1.00</text:p>
          </table:table-cell>
          <table:table-cell office:value-type="float" office:value="20" table:style-name="ce9">
            <text:p>20.00</text:p>
          </table:table-cell>
          <table:table-cell office:value-type="float" office:value="400" table:formula="of:=[.G46]*[.G46]" table:style-name="ce9">
            <text:p>400.00</text:p>
          </table:table-cell>
          <table:table-cell office:value-type="float" office:value="0.23260610466032561" table:formula="of:=(RAND()*2-1)*[.$G$7]" table:style-name="ce3">
            <text:p>0.23</text:p>
          </table:table-cell>
          <table:table-cell office:value-type="float" office:value="1241.2326061046604" table:formula="of:=[.$G$4]*[.F46]+[.$G$5]*[.G46]+[.$G$6]*[.H46]+[.I46]" table:style-name="ce3">
            <text:p>1241.2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6" table:style-name="ce2">
            <text:p>36</text:p>
          </table:table-cell>
          <table:table-cell office:value-type="float" office:value="1" table:formula="of:=[.G47]^0" table:style-name="ce9">
            <text:p>1.00</text:p>
          </table:table-cell>
          <table:table-cell office:value-type="float" office:value="21" table:style-name="ce9">
            <text:p>21.00</text:p>
          </table:table-cell>
          <table:table-cell office:value-type="float" office:value="441" table:formula="of:=[.G47]*[.G47]" table:style-name="ce9">
            <text:p>441.00</text:p>
          </table:table-cell>
          <table:table-cell office:value-type="float" office:value="0.30267014459227437" table:formula="of:=(RAND()*2-1)*[.$G$7]" table:style-name="ce3">
            <text:p>0.30</text:p>
          </table:table-cell>
          <table:table-cell office:value-type="float" office:value="1366.3026701445922" table:formula="of:=[.$G$4]*[.F47]+[.$G$5]*[.G47]+[.$G$6]*[.H47]+[.I47]" table:style-name="ce3">
            <text:p>1366.3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7" table:style-name="ce2">
            <text:p>37</text:p>
          </table:table-cell>
          <table:table-cell office:value-type="float" office:value="1" table:formula="of:=[.G48]^0" table:style-name="ce9">
            <text:p>1.00</text:p>
          </table:table-cell>
          <table:table-cell office:value-type="float" office:value="22" table:style-name="ce9">
            <text:p>22.00</text:p>
          </table:table-cell>
          <table:table-cell office:value-type="float" office:value="484" table:formula="of:=[.G48]*[.G48]" table:style-name="ce9">
            <text:p>484.00</text:p>
          </table:table-cell>
          <table:table-cell office:value-type="float" office:value="-0.1767395829955638" table:formula="of:=(RAND()*2-1)*[.$G$7]" table:style-name="ce3">
            <text:p>-0.18</text:p>
          </table:table-cell>
          <table:table-cell office:value-type="float" office:value="1496.8232604170043" table:formula="of:=[.$G$4]*[.F48]+[.$G$5]*[.G48]+[.$G$6]*[.H48]+[.I48]" table:style-name="ce3">
            <text:p>1496.8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8" table:style-name="ce2">
            <text:p>38</text:p>
          </table:table-cell>
          <table:table-cell office:value-type="float" office:value="1" table:formula="of:=[.G49]^0" table:style-name="ce9">
            <text:p>1.00</text:p>
          </table:table-cell>
          <table:table-cell office:value-type="float" office:value="23" table:style-name="ce9">
            <text:p>23.00</text:p>
          </table:table-cell>
          <table:table-cell office:value-type="float" office:value="529" table:formula="of:=[.G49]*[.G49]" table:style-name="ce9">
            <text:p>529.00</text:p>
          </table:table-cell>
          <table:table-cell office:value-type="float" office:value="0.51701726771798517" table:formula="of:=(RAND()*2-1)*[.$G$7]" table:style-name="ce3">
            <text:p>0.52</text:p>
          </table:table-cell>
          <table:table-cell office:value-type="float" office:value="1634.5170172677181" table:formula="of:=[.$G$4]*[.F49]+[.$G$5]*[.G49]+[.$G$6]*[.H49]+[.I49]" table:style-name="ce3">
            <text:p>1634.5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9" table:style-name="ce2">
            <text:p>39</text:p>
          </table:table-cell>
          <table:table-cell office:value-type="float" office:value="1" table:formula="of:=[.G50]^0" table:style-name="ce9">
            <text:p>1.00</text:p>
          </table:table-cell>
          <table:table-cell office:value-type="float" office:value="24" table:style-name="ce9">
            <text:p>24.00</text:p>
          </table:table-cell>
          <table:table-cell office:value-type="float" office:value="576" table:formula="of:=[.G50]*[.G50]" table:style-name="ce9">
            <text:p>576.00</text:p>
          </table:table-cell>
          <table:table-cell office:value-type="float" office:value="-0.13534100524497572" table:formula="of:=(RAND()*2-1)*[.$G$7]" table:style-name="ce3">
            <text:p>-0.14</text:p>
          </table:table-cell>
          <table:table-cell office:value-type="float" office:value="1776.864658994755" table:formula="of:=[.$G$4]*[.F50]+[.$G$5]*[.G50]+[.$G$6]*[.H50]+[.I50]" table:style-name="ce3">
            <text:p>1776.8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0" table:style-name="ce2">
            <text:p>40</text:p>
          </table:table-cell>
          <table:table-cell office:value-type="float" office:value="1" table:formula="of:=[.G51]^0" table:style-name="ce9">
            <text:p>1.00</text:p>
          </table:table-cell>
          <table:table-cell office:value-type="float" office:value="25" table:style-name="ce9">
            <text:p>25.00</text:p>
          </table:table-cell>
          <table:table-cell office:value-type="float" office:value="625" table:formula="of:=[.G51]*[.G51]" table:style-name="ce9">
            <text:p>625.00</text:p>
          </table:table-cell>
          <table:table-cell office:value-type="float" office:value="0.21292751225080142" table:formula="of:=(RAND()*2-1)*[.$G$7]" table:style-name="ce3">
            <text:p>0.21</text:p>
          </table:table-cell>
          <table:table-cell office:value-type="float" office:value="1926.2129275122509" table:formula="of:=[.$G$4]*[.F51]+[.$G$5]*[.G51]+[.$G$6]*[.H51]+[.I51]" table:style-name="ce3">
            <text:p>1926.2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1" table:style-name="ce2">
            <text:p>41</text:p>
          </table:table-cell>
          <table:table-cell office:value-type="float" office:value="1" table:formula="of:=[.G52]^0" table:style-name="ce9">
            <text:p>1.00</text:p>
          </table:table-cell>
          <table:table-cell office:value-type="float" office:value="26" table:style-name="ce9">
            <text:p>26.00</text:p>
          </table:table-cell>
          <table:table-cell office:value-type="float" office:value="676" table:formula="of:=[.G52]*[.G52]" table:style-name="ce9">
            <text:p>676.00</text:p>
          </table:table-cell>
          <table:table-cell office:value-type="float" office:value="0.51763069602571909" table:formula="of:=(RAND()*2-1)*[.$G$7]" table:style-name="ce3">
            <text:p>0.52</text:p>
          </table:table-cell>
          <table:table-cell office:value-type="float" office:value="2081.5176306960257" table:formula="of:=[.$G$4]*[.F52]+[.$G$5]*[.G52]+[.$G$6]*[.H52]+[.I52]" table:style-name="ce3">
            <text:p>2081.5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2" table:style-name="ce2">
            <text:p>42</text:p>
          </table:table-cell>
          <table:table-cell office:value-type="float" office:value="1" table:formula="of:=[.G53]^0" table:style-name="ce9">
            <text:p>1.00</text:p>
          </table:table-cell>
          <table:table-cell office:value-type="float" office:value="27" table:style-name="ce9">
            <text:p>27.00</text:p>
          </table:table-cell>
          <table:table-cell office:value-type="float" office:value="729" table:formula="of:=[.G53]*[.G53]" table:style-name="ce9">
            <text:p>729.00</text:p>
          </table:table-cell>
          <table:table-cell office:value-type="float" office:value="0.76836553405796981" table:formula="of:=(RAND()*2-1)*[.$G$7]" table:style-name="ce3">
            <text:p>0.77</text:p>
          </table:table-cell>
          <table:table-cell office:value-type="float" office:value="2242.7683655340579" table:formula="of:=[.$G$4]*[.F53]+[.$G$5]*[.G53]+[.$G$6]*[.H53]+[.I53]" table:style-name="ce3">
            <text:p>2242.7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3" table:style-name="ce2">
            <text:p>43</text:p>
          </table:table-cell>
          <table:table-cell office:value-type="float" office:value="1" table:formula="of:=[.G54]^0" table:style-name="ce9">
            <text:p>1.00</text:p>
          </table:table-cell>
          <table:table-cell office:value-type="float" office:value="28" table:style-name="ce9">
            <text:p>28.00</text:p>
          </table:table-cell>
          <table:table-cell office:value-type="float" office:value="784" table:formula="of:=[.G54]*[.G54]" table:style-name="ce9">
            <text:p>784.00</text:p>
          </table:table-cell>
          <table:table-cell office:value-type="float" office:value="0.37915874089031609" table:formula="of:=(RAND()*2-1)*[.$G$7]" table:style-name="ce3">
            <text:p>0.38</text:p>
          </table:table-cell>
          <table:table-cell office:value-type="float" office:value="2409.3791587408905" table:formula="of:=[.$G$4]*[.F54]+[.$G$5]*[.G54]+[.$G$6]*[.H54]+[.I54]" table:style-name="ce3">
            <text:p>2409.3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4" table:style-name="ce2">
            <text:p>44</text:p>
          </table:table-cell>
          <table:table-cell office:value-type="float" office:value="1" table:formula="of:=[.G55]^0" table:style-name="ce9">
            <text:p>1.00</text:p>
          </table:table-cell>
          <table:table-cell office:value-type="float" office:value="29" table:style-name="ce9">
            <text:p>29.00</text:p>
          </table:table-cell>
          <table:table-cell office:value-type="float" office:value="841" table:formula="of:=[.G55]*[.G55]" table:style-name="ce9">
            <text:p>841.00</text:p>
          </table:table-cell>
          <table:table-cell office:value-type="float" office:value="5.0606560654934851E-2" table:formula="of:=(RAND()*2-1)*[.$G$7]" table:style-name="ce3">
            <text:p>0.05</text:p>
          </table:table-cell>
          <table:table-cell office:value-type="float" office:value="2582.0506065606551" table:formula="of:=[.$G$4]*[.F55]+[.$G$5]*[.G55]+[.$G$6]*[.H55]+[.I55]" table:style-name="ce3">
            <text:p>2582.0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5" table:style-name="ce2">
            <text:p>45</text:p>
          </table:table-cell>
          <table:table-cell office:value-type="float" office:value="1" table:formula="of:=[.G56]^0" table:style-name="ce9">
            <text:p>1.00</text:p>
          </table:table-cell>
          <table:table-cell office:value-type="float" office:value="30" table:style-name="ce9">
            <text:p>30.00</text:p>
          </table:table-cell>
          <table:table-cell office:value-type="float" office:value="900" table:formula="of:=[.G56]*[.G56]" table:style-name="ce9">
            <text:p>900.00</text:p>
          </table:table-cell>
          <table:table-cell office:value-type="float" office:value="-6.3286588285849099E-2" table:formula="of:=(RAND()*2-1)*[.$G$7]" table:style-name="ce3">
            <text:p>-0.06</text:p>
          </table:table-cell>
          <table:table-cell office:value-type="float" office:value="2760.9367134117142" table:formula="of:=[.$G$4]*[.F56]+[.$G$5]*[.G56]+[.$G$6]*[.H56]+[.I56]" table:style-name="ce3">
            <text:p>2760.9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6" table:style-name="ce2">
            <text:p>46</text:p>
          </table:table-cell>
          <table:table-cell office:value-type="float" office:value="1" table:formula="of:=[.G57]^0" table:style-name="ce9">
            <text:p>1.00</text:p>
          </table:table-cell>
          <table:table-cell office:value-type="float" office:value="31" table:style-name="ce9">
            <text:p>31.00</text:p>
          </table:table-cell>
          <table:table-cell office:value-type="float" office:value="961" table:formula="of:=[.G57]*[.G57]" table:style-name="ce9">
            <text:p>961.00</text:p>
          </table:table-cell>
          <table:table-cell office:value-type="float" office:value="0.59810246326580696" table:formula="of:=(RAND()*2-1)*[.$G$7]" table:style-name="ce3">
            <text:p>0.60</text:p>
          </table:table-cell>
          <table:table-cell office:value-type="float" office:value="2946.5981024632656" table:formula="of:=[.$G$4]*[.F57]+[.$G$5]*[.G57]+[.$G$6]*[.H57]+[.I57]" table:style-name="ce3">
            <text:p>2946.6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7" table:style-name="ce2">
            <text:p>47</text:p>
          </table:table-cell>
          <table:table-cell office:value-type="float" office:value="1" table:formula="of:=[.G58]^0" table:style-name="ce9">
            <text:p>1.00</text:p>
          </table:table-cell>
          <table:table-cell office:value-type="float" office:value="32" table:style-name="ce9">
            <text:p>32.00</text:p>
          </table:table-cell>
          <table:table-cell office:value-type="float" office:value="1024" table:formula="of:=[.G58]*[.G58]" table:style-name="ce9">
            <text:p>1024.00</text:p>
          </table:table-cell>
          <table:table-cell office:value-type="float" office:value="0.80426954648069038" table:formula="of:=(RAND()*2-1)*[.$G$7]" table:style-name="ce3">
            <text:p>0.80</text:p>
          </table:table-cell>
          <table:table-cell office:value-type="float" office:value="3137.8042695464806" table:formula="of:=[.$G$4]*[.F58]+[.$G$5]*[.G58]+[.$G$6]*[.H58]+[.I58]" table:style-name="ce3">
            <text:p>3137.8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8" table:style-name="ce2">
            <text:p>48</text:p>
          </table:table-cell>
          <table:table-cell office:value-type="float" office:value="1" table:formula="of:=[.G59]^0" table:style-name="ce9">
            <text:p>1.00</text:p>
          </table:table-cell>
          <table:table-cell office:value-type="float" office:value="33" table:style-name="ce9">
            <text:p>33.00</text:p>
          </table:table-cell>
          <table:table-cell office:value-type="float" office:value="1089" table:formula="of:=[.G59]*[.G59]" table:style-name="ce9">
            <text:p>1089.00</text:p>
          </table:table-cell>
          <table:table-cell office:value-type="float" office:value="9.8253129869221301E-2" table:formula="of:=(RAND()*2-1)*[.$G$7]" table:style-name="ce3">
            <text:p>0.10</text:p>
          </table:table-cell>
          <table:table-cell office:value-type="float" office:value="3334.0982531298691" table:formula="of:=[.$G$4]*[.F59]+[.$G$5]*[.G59]+[.$G$6]*[.H59]+[.I59]" table:style-name="ce3">
            <text:p>3334.1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9" table:style-name="ce2">
            <text:p>49</text:p>
          </table:table-cell>
          <table:table-cell office:value-type="float" office:value="1" table:formula="of:=[.G60]^0" table:style-name="ce9">
            <text:p>1.00</text:p>
          </table:table-cell>
          <table:table-cell office:value-type="float" office:value="34" table:style-name="ce9">
            <text:p>34.00</text:p>
          </table:table-cell>
          <table:table-cell office:value-type="float" office:value="1156" table:formula="of:=[.G60]*[.G60]" table:style-name="ce9">
            <text:p>1156.00</text:p>
          </table:table-cell>
          <table:table-cell office:value-type="float" office:value="0.14807094395790354" table:formula="of:=(RAND()*2-1)*[.$G$7]" table:style-name="ce3">
            <text:p>0.15</text:p>
          </table:table-cell>
          <table:table-cell office:value-type="float" office:value="3537.1480709439579" table:formula="of:=[.$G$4]*[.F60]+[.$G$5]*[.G60]+[.$G$6]*[.H60]+[.I60]" table:style-name="ce3">
            <text:p>3537.1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50" table:style-name="ce2">
            <text:p>50</text:p>
          </table:table-cell>
          <table:table-cell office:value-type="float" office:value="1" table:formula="of:=[.G61]^0" table:style-name="ce9">
            <text:p>1.00</text:p>
          </table:table-cell>
          <table:table-cell office:value-type="float" office:value="35" table:style-name="ce9">
            <text:p>35.00</text:p>
          </table:table-cell>
          <table:table-cell office:value-type="float" office:value="1225" table:formula="of:=[.G61]*[.G61]" table:style-name="ce9">
            <text:p>1225.00</text:p>
          </table:table-cell>
          <table:table-cell office:value-type="float" office:value="-0.6063344793433274" table:formula="of:=(RAND()*2-1)*[.$G$7]" table:style-name="ce3">
            <text:p>-0.61</text:p>
          </table:table-cell>
          <table:table-cell office:value-type="float" office:value="3745.3936655206567" table:formula="of:=[.$G$4]*[.F61]+[.$G$5]*[.G61]+[.$G$6]*[.H61]+[.I61]" table:style-name="ce3">
            <text:p>3745.39</text:p>
          </table:table-cell>
          <table:table-cell table:number-columns-repeated="16374"/>
        </table:table-row>
        <table:table-row table:number-rows-repeated="1048515" table:style-name="ro1">
          <table:table-cell table:number-columns-repeated="16384"/>
        </table:table-row>
      </table:table>
      <table:table table:name="NLogN" table:style-name="ta2"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7" table:default-cell-style-name="ce3"/>
        <table:table-column table:style-name="co3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2"/>
          <table:table-cell table:style-name="ce3"/>
          <table:table-cell office:value-type="string" table:style-name="ce4">
            <text:p>f(r) = C0*R0+C1*Log(R1)+C2*R1*Log(R1)</text:p>
          </table:table-cell>
          <table:table-cell table:number-columns-repeated="5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2"/>
          <table:table-cell table:style-name="ce3"/>
          <table:table-cell office:value-type="float" office:value="1" table:style-name="ce3">
            <text:p>1.00</text:p>
          </table:table-cell>
          <table:table-cell office:value-type="string" table:style-name="ce3">
            <text:p><text:s/>= C0</text:p>
          </table:table-cell>
          <table:table-cell table:number-columns-repeated="4" table:style-name="ce3"/>
          <table:table-cell table:number-columns-repeated="16372"/>
        </table:table-row>
        <table:table-row table:style-name="ro2">
          <table:table-cell table:number-columns-repeated="4"/>
          <table:table-cell table:style-name="ce2"/>
          <table:table-cell table:style-name="ce3"/>
          <table:table-cell office:value-type="float" office:value="2" table:style-name="ce3">
            <text:p>2.00</text:p>
          </table:table-cell>
          <table:table-cell office:value-type="string" table:style-name="ce3">
            <text:p><text:s/>= C1</text:p>
          </table:table-cell>
          <table:table-cell table:number-columns-repeated="4" table:style-name="ce3"/>
          <table:table-cell table:number-columns-repeated="16372"/>
        </table:table-row>
        <table:table-row table:style-name="ro2">
          <table:table-cell table:number-columns-repeated="4"/>
          <table:table-cell table:style-name="ce5"/>
          <table:table-cell table:style-name="ce3"/>
          <table:table-cell office:value-type="float" office:value="3" table:style-name="ce3">
            <text:p>3.00</text:p>
          </table:table-cell>
          <table:table-cell office:value-type="string" table:style-name="ce3">
            <text:p><text:s/>= C2</text:p>
          </table:table-cell>
          <table:table-cell table:number-columns-repeated="4" table:style-name="ce3"/>
          <table:table-cell table:number-columns-repeated="16372"/>
        </table:table-row>
        <table:table-row table:style-name="ro2">
          <table:table-cell table:number-columns-repeated="4"/>
          <table:table-cell table:style-name="ce2"/>
          <table:table-cell table:style-name="ce3"/>
          <table:table-cell office:value-type="float" office:value="1" table:style-name="ce3">
            <text:p>1.00</text:p>
          </table:table-cell>
          <table:table-cell office:value-type="string" table:style-name="ce4">
            <text:p><text:s/>= Noise Magnitude</text:p>
          </table:table-cell>
          <table:table-cell table:style-name="ce4"/>
          <table:table-cell table:number-columns-repeated="3" table:style-name="ce3"/>
          <table:table-cell table:number-columns-repeated="16372"/>
        </table:table-row>
        <table:table-row table:style-name="ro2">
          <table:table-cell table:number-columns-repeated="4"/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3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2"/>
          <table:table-cell office:value-type="string" table:style-name="ce3">
            <text:p>r0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Log(R1)</text:p>
          </table:table-cell>
          <table:table-cell office:value-type="string" table:style-name="ce3">
            <text:p>R1*Log(R1)</text:p>
          </table:table-cell>
          <table:table-cell table:style-name="ce3"/>
          <table:table-cell office:value-type="string" table:style-name="ce3">
            <text:p>f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string" table:style-name="ce2">
            <text:p>N</text:p>
          </table:table-cell>
          <table:table-cell office:value-type="string" table:style-name="ce3">
            <text:p>N^0</text:p>
          </table:table-cell>
          <table:table-cell office:value-type="string" table:style-name="ce3">
            <text:p>N</text:p>
          </table:table-cell>
          <table:table-cell office:value-type="string" table:style-name="ce3">
            <text:p>log(N)</text:p>
          </table:table-cell>
          <table:table-cell office:value-type="string" table:style-name="ce3">
            <text:p>Nlog(N)</text:p>
          </table:table-cell>
          <table:table-cell office:value-type="string" table:style-name="ce3">
            <text:p>Noise</text:p>
          </table:table-cell>
          <table:table-cell office:value-type="string" table:style-name="ce3">
            <text:p>Function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" table:style-name="ce2">
            <text:p>1</text:p>
          </table:table-cell>
          <table:table-cell office:value-type="float" office:value="1" table:formula="of:=[.G12]^0" table:style-name="ce3">
            <text:p>1.00</text:p>
          </table:table-cell>
          <table:table-cell office:value-type="float" office:value="0.25" table:style-name="ce3">
            <text:p>0.25</text:p>
          </table:table-cell>
          <table:table-cell office:value-type="float" office:value="-0.6020599913279624" table:formula="of:=LOG([.G12])" table:style-name="ce3">
            <text:p>-0.60</text:p>
          </table:table-cell>
          <table:table-cell office:value-type="float" office:value="-0.1505149978319906" table:formula="of:=[.G12]*[.H12]" table:style-name="ce3">
            <text:p>-0.15</text:p>
          </table:table-cell>
          <table:table-cell office:value-type="float" office:value="-0.88777951351062301" table:formula="of:=(RAND()*2-1)*[.$G$7]" table:style-name="ce3">
            <text:p>-0.89</text:p>
          </table:table-cell>
          <table:table-cell office:value-type="float" office:value="-1.5434444896625195" table:formula="of:=[.$G$4]*[.F12]+[.$G$5]*[.H12]+[.$G$6]*[.I12]+[.J12]" table:style-name="ce3">
            <text:p>-1.54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" table:style-name="ce2">
            <text:p>2</text:p>
          </table:table-cell>
          <table:table-cell office:value-type="float" office:value="1" table:formula="of:=[.G13]^0" table:style-name="ce3">
            <text:p>1.00</text:p>
          </table:table-cell>
          <table:table-cell office:value-type="float" office:value="0.5" table:style-name="ce3">
            <text:p>0.50</text:p>
          </table:table-cell>
          <table:table-cell office:value-type="float" office:value="-0.3010299956639812" table:formula="of:=LOG([.G13])" table:style-name="ce3">
            <text:p>-0.30</text:p>
          </table:table-cell>
          <table:table-cell office:value-type="float" office:value="-0.1505149978319906" table:formula="of:=[.G13]*[.H13]" table:style-name="ce3">
            <text:p>-0.15</text:p>
          </table:table-cell>
          <table:table-cell office:value-type="float" office:value="0.19481963623394116" table:formula="of:=(RAND()*2-1)*[.$G$7]" table:style-name="ce3">
            <text:p>0.19</text:p>
          </table:table-cell>
          <table:table-cell office:value-type="float" office:value="0.141214651410007" table:formula="of:=[.$G$4]*[.F13]+[.$G$5]*[.H13]+[.$G$6]*[.I13]+[.J13]" table:style-name="ce3">
            <text:p>0.14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" table:style-name="ce2">
            <text:p>3</text:p>
          </table:table-cell>
          <table:table-cell office:value-type="float" office:value="1" table:formula="of:=[.G14]^0" table:style-name="ce3">
            <text:p>1.00</text:p>
          </table:table-cell>
          <table:table-cell office:value-type="float" office:value="0.75" table:style-name="ce3">
            <text:p>0.75</text:p>
          </table:table-cell>
          <table:table-cell office:value-type="float" office:value="-0.12493873660829995" table:formula="of:=LOG([.G14])" table:style-name="ce3">
            <text:p>-0.12</text:p>
          </table:table-cell>
          <table:table-cell office:value-type="float" office:value="-9.3704052456224957E-2" table:formula="of:=[.G14]*[.H14]" table:style-name="ce3">
            <text:p>-0.09</text:p>
          </table:table-cell>
          <table:table-cell office:value-type="float" office:value="0.98117131706896243" table:formula="of:=(RAND()*2-1)*[.$G$7]" table:style-name="ce3">
            <text:p>0.98</text:p>
          </table:table-cell>
          <table:table-cell office:value-type="float" office:value="1.4501816864836876" table:formula="of:=[.$G$4]*[.F14]+[.$G$5]*[.H14]+[.$G$6]*[.I14]+[.J14]" table:style-name="ce3">
            <text:p>1.45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" table:style-name="ce2">
            <text:p>4</text:p>
          </table:table-cell>
          <table:table-cell office:value-type="float" office:value="1" table:formula="of:=[.G15]^0" table:style-name="ce3">
            <text:p>1.00</text:p>
          </table:table-cell>
          <table:table-cell office:value-type="float" office:value="1" table:style-name="ce3">
            <text:p>1.00</text:p>
          </table:table-cell>
          <table:table-cell office:value-type="float" office:value="0" table:formula="of:=LOG([.G15])" table:style-name="ce3">
            <text:p>0.00</text:p>
          </table:table-cell>
          <table:table-cell office:value-type="float" office:value="0" table:formula="of:=[.G15]*[.H15]" table:style-name="ce3">
            <text:p>0.00</text:p>
          </table:table-cell>
          <table:table-cell office:value-type="float" office:value="-0.1409622362560996" table:formula="of:=(RAND()*2-1)*[.$G$7]" table:style-name="ce3">
            <text:p>-0.14</text:p>
          </table:table-cell>
          <table:table-cell office:value-type="float" office:value="0.8590377637439004" table:formula="of:=[.$G$4]*[.F15]+[.$G$5]*[.H15]+[.$G$6]*[.I15]+[.J15]" table:style-name="ce3">
            <text:p>0.86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5" table:style-name="ce2">
            <text:p>5</text:p>
          </table:table-cell>
          <table:table-cell office:value-type="float" office:value="1" table:formula="of:=[.G16]^0" table:style-name="ce3">
            <text:p>1.00</text:p>
          </table:table-cell>
          <table:table-cell office:value-type="float" office:value="1.25" table:style-name="ce3">
            <text:p>1.25</text:p>
          </table:table-cell>
          <table:table-cell office:value-type="float" office:value="9.691001300805642E-2" table:formula="of:=LOG([.G16])" table:style-name="ce3">
            <text:p>0.10</text:p>
          </table:table-cell>
          <table:table-cell office:value-type="float" office:value="0.12113751626007052" table:formula="of:=[.G16]*[.H16]" table:style-name="ce3">
            <text:p>0.12</text:p>
          </table:table-cell>
          <table:table-cell office:value-type="float" office:value="0.66960969754790112" table:formula="of:=(RAND()*2-1)*[.$G$7]" table:style-name="ce3">
            <text:p>0.67</text:p>
          </table:table-cell>
          <table:table-cell office:value-type="float" office:value="2.2268422723442258" table:formula="of:=[.$G$4]*[.F16]+[.$G$5]*[.H16]+[.$G$6]*[.I16]+[.J16]" table:style-name="ce3">
            <text:p>2.23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6" table:style-name="ce2">
            <text:p>6</text:p>
          </table:table-cell>
          <table:table-cell office:value-type="float" office:value="1" table:formula="of:=[.G17]^0" table:style-name="ce3">
            <text:p>1.00</text:p>
          </table:table-cell>
          <table:table-cell office:value-type="float" office:value="1.5" table:style-name="ce3">
            <text:p>1.50</text:p>
          </table:table-cell>
          <table:table-cell office:value-type="float" office:value="0.17609125905568124" table:formula="of:=LOG([.G17])" table:style-name="ce3">
            <text:p>0.18</text:p>
          </table:table-cell>
          <table:table-cell office:value-type="float" office:value="0.26413688858352186" table:formula="of:=[.G17]*[.H17]" table:style-name="ce3">
            <text:p>0.26</text:p>
          </table:table-cell>
          <table:table-cell office:value-type="float" office:value="-0.85018582534106812" table:formula="of:=(RAND()*2-1)*[.$G$7]" table:style-name="ce3">
            <text:p>-0.85</text:p>
          </table:table-cell>
          <table:table-cell office:value-type="float" office:value="1.2944073585208598" table:formula="of:=[.$G$4]*[.F17]+[.$G$5]*[.H17]+[.$G$6]*[.I17]+[.J17]" table:style-name="ce3">
            <text:p>1.29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7" table:style-name="ce2">
            <text:p>7</text:p>
          </table:table-cell>
          <table:table-cell office:value-type="float" office:value="1" table:formula="of:=[.G18]^0" table:style-name="ce3">
            <text:p>1.00</text:p>
          </table:table-cell>
          <table:table-cell office:value-type="float" office:value="1.75" table:style-name="ce3">
            <text:p>1.75</text:p>
          </table:table-cell>
          <table:table-cell office:value-type="float" office:value="0.24303804868629444" table:formula="of:=LOG([.G18])" table:style-name="ce3">
            <text:p>0.24</text:p>
          </table:table-cell>
          <table:table-cell office:value-type="float" office:value="0.42531658520101528" table:formula="of:=[.G18]*[.H18]" table:style-name="ce3">
            <text:p>0.43</text:p>
          </table:table-cell>
          <table:table-cell office:value-type="float" office:value="0.19214167359008916" table:formula="of:=(RAND()*2-1)*[.$G$7]" table:style-name="ce3">
            <text:p>0.19</text:p>
          </table:table-cell>
          <table:table-cell office:value-type="float" office:value="2.9541675265657235" table:formula="of:=[.$G$4]*[.F18]+[.$G$5]*[.H18]+[.$G$6]*[.I18]+[.J18]" table:style-name="ce3">
            <text:p>2.95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8" table:style-name="ce2">
            <text:p>8</text:p>
          </table:table-cell>
          <table:table-cell office:value-type="float" office:value="1" table:formula="of:=[.G19]^0" table:style-name="ce3">
            <text:p>1.00</text:p>
          </table:table-cell>
          <table:table-cell office:value-type="float" office:value="2" table:style-name="ce3">
            <text:p>2.00</text:p>
          </table:table-cell>
          <table:table-cell office:value-type="float" office:value="0.3010299956639812" table:formula="of:=LOG([.G19])" table:style-name="ce3">
            <text:p>0.30</text:p>
          </table:table-cell>
          <table:table-cell office:value-type="float" office:value="0.6020599913279624" table:formula="of:=[.G19]*[.H19]" table:style-name="ce3">
            <text:p>0.60</text:p>
          </table:table-cell>
          <table:table-cell office:value-type="float" office:value="-0.64414880298516897" table:formula="of:=(RAND()*2-1)*[.$G$7]" table:style-name="ce3">
            <text:p>-0.64</text:p>
          </table:table-cell>
          <table:table-cell office:value-type="float" office:value="2.7640911623266806" table:formula="of:=[.$G$4]*[.F19]+[.$G$5]*[.H19]+[.$G$6]*[.I19]+[.J19]" table:style-name="ce3">
            <text:p>2.76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9" table:style-name="ce2">
            <text:p>9</text:p>
          </table:table-cell>
          <table:table-cell office:value-type="float" office:value="1" table:formula="of:=[.G20]^0" table:style-name="ce3">
            <text:p>1.00</text:p>
          </table:table-cell>
          <table:table-cell office:value-type="float" office:value="2.25" table:style-name="ce3">
            <text:p>2.25</text:p>
          </table:table-cell>
          <table:table-cell office:value-type="float" office:value="0.35218251811136247" table:formula="of:=LOG([.G20])" table:style-name="ce3">
            <text:p>0.35</text:p>
          </table:table-cell>
          <table:table-cell office:value-type="float" office:value="0.79241066575056562" table:formula="of:=[.G20]*[.H20]" table:style-name="ce3">
            <text:p>0.79</text:p>
          </table:table-cell>
          <table:table-cell office:value-type="float" office:value="0.43431065257036372" table:formula="of:=(RAND()*2-1)*[.$G$7]" table:style-name="ce3">
            <text:p>0.43</text:p>
          </table:table-cell>
          <table:table-cell office:value-type="float" office:value="4.5159076860447858" table:formula="of:=[.$G$4]*[.F20]+[.$G$5]*[.H20]+[.$G$6]*[.I20]+[.J20]" table:style-name="ce3">
            <text:p>4.52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0" table:style-name="ce2">
            <text:p>10</text:p>
          </table:table-cell>
          <table:table-cell office:value-type="float" office:value="1" table:formula="of:=[.G21]^0" table:style-name="ce3">
            <text:p>1.00</text:p>
          </table:table-cell>
          <table:table-cell office:value-type="float" office:value="2.5" table:style-name="ce3">
            <text:p>2.50</text:p>
          </table:table-cell>
          <table:table-cell office:value-type="float" office:value="0.3979400086720376" table:formula="of:=LOG([.G21])" table:style-name="ce3">
            <text:p>0.40</text:p>
          </table:table-cell>
          <table:table-cell office:value-type="float" office:value="0.99485002168009395" table:formula="of:=[.G21]*[.H21]" table:style-name="ce3">
            <text:p>0.99</text:p>
          </table:table-cell>
          <table:table-cell office:value-type="float" office:value="-0.18292485454603802" table:formula="of:=(RAND()*2-1)*[.$G$7]" table:style-name="ce3">
            <text:p>-0.18</text:p>
          </table:table-cell>
          <table:table-cell office:value-type="float" office:value="4.5975052278383188" table:formula="of:=[.$G$4]*[.F21]+[.$G$5]*[.H21]+[.$G$6]*[.I21]+[.J21]" table:style-name="ce3">
            <text:p>4.60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1" table:style-name="ce2">
            <text:p>11</text:p>
          </table:table-cell>
          <table:table-cell office:value-type="float" office:value="1" table:formula="of:=[.G22]^0" table:style-name="ce3">
            <text:p>1.00</text:p>
          </table:table-cell>
          <table:table-cell office:value-type="float" office:value="2.75" table:style-name="ce3">
            <text:p>2.75</text:p>
          </table:table-cell>
          <table:table-cell office:value-type="float" office:value="0.43933269383026263" table:formula="of:=LOG([.G22])" table:style-name="ce3">
            <text:p>0.44</text:p>
          </table:table-cell>
          <table:table-cell office:value-type="float" office:value="1.2081649080332222" table:formula="of:=[.G22]*[.H22]" table:style-name="ce3">
            <text:p>1.21</text:p>
          </table:table-cell>
          <table:table-cell office:value-type="float" office:value="1.2638411601689548E-2" table:formula="of:=(RAND()*2-1)*[.$G$7]" table:style-name="ce3">
            <text:p>0.01</text:p>
          </table:table-cell>
          <table:table-cell office:value-type="float" office:value="5.5157985233618811" table:formula="of:=[.$G$4]*[.F22]+[.$G$5]*[.H22]+[.$G$6]*[.I22]+[.J22]" table:style-name="ce3">
            <text:p>5.52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2" table:style-name="ce2">
            <text:p>12</text:p>
          </table:table-cell>
          <table:table-cell office:value-type="float" office:value="1" table:formula="of:=[.G23]^0" table:style-name="ce3">
            <text:p>1.00</text:p>
          </table:table-cell>
          <table:table-cell office:value-type="float" office:value="3" table:style-name="ce3">
            <text:p>3.00</text:p>
          </table:table-cell>
          <table:table-cell office:value-type="float" office:value="0.47712125471966244" table:formula="of:=LOG([.G23])" table:style-name="ce3">
            <text:p>0.48</text:p>
          </table:table-cell>
          <table:table-cell office:value-type="float" office:value="1.4313637641589874" table:formula="of:=[.G23]*[.H23]" table:style-name="ce3">
            <text:p>1.43</text:p>
          </table:table-cell>
          <table:table-cell office:value-type="float" office:value="0.15680477927226999" table:formula="of:=(RAND()*2-1)*[.$G$7]" table:style-name="ce3">
            <text:p>0.16</text:p>
          </table:table-cell>
          <table:table-cell office:value-type="float" office:value="6.4051385811885568" table:formula="of:=[.$G$4]*[.F23]+[.$G$5]*[.H23]+[.$G$6]*[.I23]+[.J23]" table:style-name="ce3">
            <text:p>6.41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3" table:style-name="ce2">
            <text:p>13</text:p>
          </table:table-cell>
          <table:table-cell office:value-type="float" office:value="1" table:formula="of:=[.G24]^0" table:style-name="ce3">
            <text:p>1.00</text:p>
          </table:table-cell>
          <table:table-cell office:value-type="float" office:value="3.25" table:style-name="ce3">
            <text:p>3.25</text:p>
          </table:table-cell>
          <table:table-cell office:value-type="float" office:value="0.51188336097887432" table:formula="of:=LOG([.G24])" table:style-name="ce3">
            <text:p>0.51</text:p>
          </table:table-cell>
          <table:table-cell office:value-type="float" office:value="1.6636209231813415" table:formula="of:=[.G24]*[.H24]" table:style-name="ce3">
            <text:p>1.66</text:p>
          </table:table-cell>
          <table:table-cell office:value-type="float" office:value="0.90396065349286392" table:formula="of:=(RAND()*2-1)*[.$G$7]" table:style-name="ce3">
            <text:p>0.90</text:p>
          </table:table-cell>
          <table:table-cell office:value-type="float" office:value="7.9185901449946376" table:formula="of:=[.$G$4]*[.F24]+[.$G$5]*[.H24]+[.$G$6]*[.I24]+[.J24]" table:style-name="ce3">
            <text:p>7.92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4" table:style-name="ce2">
            <text:p>14</text:p>
          </table:table-cell>
          <table:table-cell office:value-type="float" office:value="1" table:formula="of:=[.G25]^0" table:style-name="ce3">
            <text:p>1.00</text:p>
          </table:table-cell>
          <table:table-cell office:value-type="float" office:value="3.5" table:style-name="ce3">
            <text:p>3.50</text:p>
          </table:table-cell>
          <table:table-cell office:value-type="float" office:value="0.54406804435027567" table:formula="of:=LOG([.G25])" table:style-name="ce3">
            <text:p>0.54</text:p>
          </table:table-cell>
          <table:table-cell office:value-type="float" office:value="1.9042381552259648" table:formula="of:=[.G25]*[.H25]" table:style-name="ce3">
            <text:p>1.90</text:p>
          </table:table-cell>
          <table:table-cell office:value-type="float" office:value="0.46592555477789466" table:formula="of:=(RAND()*2-1)*[.$G$7]" table:style-name="ce3">
            <text:p>0.47</text:p>
          </table:table-cell>
          <table:table-cell office:value-type="float" office:value="8.266776109156341" table:formula="of:=[.$G$4]*[.F25]+[.$G$5]*[.H25]+[.$G$6]*[.I25]+[.J25]" table:style-name="ce3">
            <text:p>8.27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5" table:style-name="ce2">
            <text:p>15</text:p>
          </table:table-cell>
          <table:table-cell office:value-type="float" office:value="1" table:formula="of:=[.G26]^0" table:style-name="ce3">
            <text:p>1.00</text:p>
          </table:table-cell>
          <table:table-cell office:value-type="float" office:value="3.75" table:style-name="ce3">
            <text:p>3.75</text:p>
          </table:table-cell>
          <table:table-cell office:value-type="float" office:value="0.57403126772771884" table:formula="of:=LOG([.G26])" table:style-name="ce3">
            <text:p>0.57</text:p>
          </table:table-cell>
          <table:table-cell office:value-type="float" office:value="2.1526172539789457" table:formula="of:=[.G26]*[.H26]" table:style-name="ce3">
            <text:p>2.15</text:p>
          </table:table-cell>
          <table:table-cell office:value-type="float" office:value="-0.46421717640300497" table:formula="of:=(RAND()*2-1)*[.$G$7]" table:style-name="ce3">
            <text:p>-0.46</text:p>
          </table:table-cell>
          <table:table-cell office:value-type="float" office:value="8.141697120989269" table:formula="of:=[.$G$4]*[.F26]+[.$G$5]*[.H26]+[.$G$6]*[.I26]+[.J26]" table:style-name="ce3">
            <text:p>8.14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6" table:style-name="ce2">
            <text:p>16</text:p>
          </table:table-cell>
          <table:table-cell office:value-type="float" office:value="1" table:formula="of:=[.G27]^0" table:style-name="ce3">
            <text:p>1.00</text:p>
          </table:table-cell>
          <table:table-cell office:value-type="float" office:value="4" table:style-name="ce3">
            <text:p>4.00</text:p>
          </table:table-cell>
          <table:table-cell office:value-type="float" office:value="0.6020599913279624" table:formula="of:=LOG([.G27])" table:style-name="ce3">
            <text:p>0.60</text:p>
          </table:table-cell>
          <table:table-cell office:value-type="float" office:value="2.4082399653118496" table:formula="of:=[.G27]*[.H27]" table:style-name="ce3">
            <text:p>2.41</text:p>
          </table:table-cell>
          <table:table-cell office:value-type="float" office:value="0.49821463860108484" table:formula="of:=(RAND()*2-1)*[.$G$7]" table:style-name="ce3">
            <text:p>0.50</text:p>
          </table:table-cell>
          <table:table-cell office:value-type="float" office:value="9.927054517192559" table:formula="of:=[.$G$4]*[.F27]+[.$G$5]*[.H27]+[.$G$6]*[.I27]+[.J27]" table:style-name="ce3">
            <text:p>9.93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7" table:style-name="ce2">
            <text:p>17</text:p>
          </table:table-cell>
          <table:table-cell office:value-type="float" office:value="1" table:formula="of:=[.G28]^0" table:style-name="ce3">
            <text:p>1.00</text:p>
          </table:table-cell>
          <table:table-cell office:value-type="float" office:value="4.25" table:style-name="ce3">
            <text:p>4.25</text:p>
          </table:table-cell>
          <table:table-cell office:value-type="float" office:value="0.62838893005031149" table:formula="of:=LOG([.G28])" table:style-name="ce3">
            <text:p>0.63</text:p>
          </table:table-cell>
          <table:table-cell office:value-type="float" office:value="2.6706529527138239" table:formula="of:=[.G28]*[.H28]" table:style-name="ce3">
            <text:p>2.67</text:p>
          </table:table-cell>
          <table:table-cell office:value-type="float" office:value="-0.11021715301316259" table:formula="of:=(RAND()*2-1)*[.$G$7]" table:style-name="ce3">
            <text:p>-0.11</text:p>
          </table:table-cell>
          <table:table-cell office:value-type="float" office:value="10.158519565228932" table:formula="of:=[.$G$4]*[.F28]+[.$G$5]*[.H28]+[.$G$6]*[.I28]+[.J28]" table:style-name="ce3">
            <text:p>10.16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8" table:style-name="ce2">
            <text:p>18</text:p>
          </table:table-cell>
          <table:table-cell office:value-type="float" office:value="1" table:formula="of:=[.G29]^0" table:style-name="ce3">
            <text:p>1.00</text:p>
          </table:table-cell>
          <table:table-cell office:value-type="float" office:value="4.5" table:style-name="ce3">
            <text:p>4.50</text:p>
          </table:table-cell>
          <table:table-cell office:value-type="float" office:value="0.65321251377534373" table:formula="of:=LOG([.G29])" table:style-name="ce3">
            <text:p>0.65</text:p>
          </table:table-cell>
          <table:table-cell office:value-type="float" office:value="2.9394563119890469" table:formula="of:=[.G29]*[.H29]" table:style-name="ce3">
            <text:p>2.94</text:p>
          </table:table-cell>
          <table:table-cell office:value-type="float" office:value="0.61591606241652186" table:formula="of:=(RAND()*2-1)*[.$G$7]" table:style-name="ce3">
            <text:p>0.62</text:p>
          </table:table-cell>
          <table:table-cell office:value-type="float" office:value="11.74071002593435" table:formula="of:=[.$G$4]*[.F29]+[.$G$5]*[.H29]+[.$G$6]*[.I29]+[.J29]" table:style-name="ce3">
            <text:p>11.74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19" table:style-name="ce2">
            <text:p>19</text:p>
          </table:table-cell>
          <table:table-cell office:value-type="float" office:value="1" table:formula="of:=[.G30]^0" table:style-name="ce3">
            <text:p>1.00</text:p>
          </table:table-cell>
          <table:table-cell office:value-type="float" office:value="4.75" table:style-name="ce3">
            <text:p>4.75</text:p>
          </table:table-cell>
          <table:table-cell office:value-type="float" office:value="0.67669360962486658" table:formula="of:=LOG([.G30])" table:style-name="ce3">
            <text:p>0.68</text:p>
          </table:table-cell>
          <table:table-cell office:value-type="float" office:value="3.2142946457181161" table:formula="of:=[.G30]*[.H30]" table:style-name="ce3">
            <text:p>3.21</text:p>
          </table:table-cell>
          <table:table-cell office:value-type="float" office:value="0.78819220681773272" table:formula="of:=(RAND()*2-1)*[.$G$7]" table:style-name="ce3">
            <text:p>0.79</text:p>
          </table:table-cell>
          <table:table-cell office:value-type="float" office:value="12.784463363221814" table:formula="of:=[.$G$4]*[.F30]+[.$G$5]*[.H30]+[.$G$6]*[.I30]+[.J30]" table:style-name="ce3">
            <text:p>12.78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0" table:style-name="ce2">
            <text:p>20</text:p>
          </table:table-cell>
          <table:table-cell office:value-type="float" office:value="1" table:formula="of:=[.G31]^0" table:style-name="ce3">
            <text:p>1.00</text:p>
          </table:table-cell>
          <table:table-cell office:value-type="float" office:value="5" table:style-name="ce3">
            <text:p>5.00</text:p>
          </table:table-cell>
          <table:table-cell office:value-type="float" office:value="0.69897000433601886" table:formula="of:=LOG([.G31])" table:style-name="ce3">
            <text:p>0.70</text:p>
          </table:table-cell>
          <table:table-cell office:value-type="float" office:value="3.4948500216800942" table:formula="of:=[.G31]*[.H31]" table:style-name="ce3">
            <text:p>3.49</text:p>
          </table:table-cell>
          <table:table-cell office:value-type="float" office:value="-0.52372453060193114" table:formula="of:=(RAND()*2-1)*[.$G$7]" table:style-name="ce3">
            <text:p>-0.52</text:p>
          </table:table-cell>
          <table:table-cell office:value-type="float" office:value="12.358765543110389" table:formula="of:=[.$G$4]*[.F31]+[.$G$5]*[.H31]+[.$G$6]*[.I31]+[.J31]" table:style-name="ce3">
            <text:p>12.36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1" table:style-name="ce2">
            <text:p>21</text:p>
          </table:table-cell>
          <table:table-cell office:value-type="float" office:value="1" table:formula="of:=[.G32]^0" table:style-name="ce3">
            <text:p>1.00</text:p>
          </table:table-cell>
          <table:table-cell office:value-type="float" office:value="6" table:style-name="ce3">
            <text:p>6.00</text:p>
          </table:table-cell>
          <table:table-cell office:value-type="float" office:value="0.77815125038364363" table:formula="of:=LOG([.G32])" table:style-name="ce3">
            <text:p>0.78</text:p>
          </table:table-cell>
          <table:table-cell office:value-type="float" office:value="4.6689075023018614" table:formula="of:=[.G32]*[.H32]" table:style-name="ce3">
            <text:p>4.67</text:p>
          </table:table-cell>
          <table:table-cell office:value-type="float" office:value="0.12661709724876102" table:formula="of:=(RAND()*2-1)*[.$G$7]" table:style-name="ce3">
            <text:p>0.13</text:p>
          </table:table-cell>
          <table:table-cell office:value-type="float" office:value="16.689642104921631" table:formula="of:=[.$G$4]*[.F32]+[.$G$5]*[.H32]+[.$G$6]*[.I32]+[.J32]" table:style-name="ce3">
            <text:p>16.69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2" table:style-name="ce2">
            <text:p>22</text:p>
          </table:table-cell>
          <table:table-cell office:value-type="float" office:value="1" table:formula="of:=[.G33]^0" table:style-name="ce3">
            <text:p>1.00</text:p>
          </table:table-cell>
          <table:table-cell office:value-type="float" office:value="7" table:style-name="ce3">
            <text:p>7.00</text:p>
          </table:table-cell>
          <table:table-cell office:value-type="float" office:value="0.84509804001425681" table:formula="of:=LOG([.G33])" table:style-name="ce3">
            <text:p>0.85</text:p>
          </table:table-cell>
          <table:table-cell office:value-type="float" office:value="5.9156862800997976" table:formula="of:=[.G33]*[.H33]" table:style-name="ce3">
            <text:p>5.92</text:p>
          </table:table-cell>
          <table:table-cell office:value-type="float" office:value="-0.88266550724610071" table:formula="of:=(RAND()*2-1)*[.$G$7]" table:style-name="ce3">
            <text:p>-0.88</text:p>
          </table:table-cell>
          <table:table-cell office:value-type="float" office:value="19.554589413081803" table:formula="of:=[.$G$4]*[.F33]+[.$G$5]*[.H33]+[.$G$6]*[.I33]+[.J33]" table:style-name="ce3">
            <text:p>19.55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3" table:style-name="ce2">
            <text:p>23</text:p>
          </table:table-cell>
          <table:table-cell office:value-type="float" office:value="1" table:formula="of:=[.G34]^0" table:style-name="ce3">
            <text:p>1.00</text:p>
          </table:table-cell>
          <table:table-cell office:value-type="float" office:value="8" table:style-name="ce3">
            <text:p>8.00</text:p>
          </table:table-cell>
          <table:table-cell office:value-type="float" office:value="0.90308998699194354" table:formula="of:=LOG([.G34])" table:style-name="ce3">
            <text:p>0.90</text:p>
          </table:table-cell>
          <table:table-cell office:value-type="float" office:value="7.2247198959355483" table:formula="of:=[.G34]*[.H34]" table:style-name="ce3">
            <text:p>7.22</text:p>
          </table:table-cell>
          <table:table-cell office:value-type="float" office:value="0.48544557222053708" table:formula="of:=(RAND()*2-1)*[.$G$7]" table:style-name="ce3">
            <text:p>0.49</text:p>
          </table:table-cell>
          <table:table-cell office:value-type="float" office:value="24.965785234011069" table:formula="of:=[.$G$4]*[.F34]+[.$G$5]*[.H34]+[.$G$6]*[.I34]+[.J34]" table:style-name="ce3">
            <text:p>24.97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4" table:style-name="ce2">
            <text:p>24</text:p>
          </table:table-cell>
          <table:table-cell office:value-type="float" office:value="1" table:formula="of:=[.G35]^0" table:style-name="ce3">
            <text:p>1.00</text:p>
          </table:table-cell>
          <table:table-cell office:value-type="float" office:value="9" table:style-name="ce3">
            <text:p>9.00</text:p>
          </table:table-cell>
          <table:table-cell office:value-type="float" office:value="0.95424250943932487" table:formula="of:=LOG([.G35])" table:style-name="ce3">
            <text:p>0.95</text:p>
          </table:table-cell>
          <table:table-cell office:value-type="float" office:value="8.5881825849539233" table:formula="of:=[.G35]*[.H35]" table:style-name="ce3">
            <text:p>8.59</text:p>
          </table:table-cell>
          <table:table-cell office:value-type="float" office:value="-0.39911032410996183" table:formula="of:=(RAND()*2-1)*[.$G$7]" table:style-name="ce3">
            <text:p>-0.40</text:p>
          </table:table-cell>
          <table:table-cell office:value-type="float" office:value="28.273922449630458" table:formula="of:=[.$G$4]*[.F35]+[.$G$5]*[.H35]+[.$G$6]*[.I35]+[.J35]" table:style-name="ce3">
            <text:p>28.27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5" table:style-name="ce2">
            <text:p>25</text:p>
          </table:table-cell>
          <table:table-cell office:value-type="float" office:value="1" table:formula="of:=[.G36]^0" table:style-name="ce3">
            <text:p>1.00</text:p>
          </table:table-cell>
          <table:table-cell office:value-type="float" office:value="10" table:style-name="ce3">
            <text:p>10.00</text:p>
          </table:table-cell>
          <table:table-cell office:value-type="float" office:value="1" table:formula="of:=LOG([.G36])" table:style-name="ce3">
            <text:p>1.00</text:p>
          </table:table-cell>
          <table:table-cell office:value-type="float" office:value="10" table:formula="of:=[.G36]*[.H36]" table:style-name="ce3">
            <text:p>10.00</text:p>
          </table:table-cell>
          <table:table-cell office:value-type="float" office:value="0.42029170683926775" table:formula="of:=(RAND()*2-1)*[.$G$7]" table:style-name="ce3">
            <text:p>0.42</text:p>
          </table:table-cell>
          <table:table-cell office:value-type="float" office:value="33.420291706839265" table:formula="of:=[.$G$4]*[.F36]+[.$G$5]*[.H36]+[.$G$6]*[.I36]+[.J36]" table:style-name="ce3">
            <text:p>33.42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6" table:style-name="ce2">
            <text:p>26</text:p>
          </table:table-cell>
          <table:table-cell office:value-type="float" office:value="1" table:formula="of:=[.G37]^0" table:style-name="ce3">
            <text:p>1.00</text:p>
          </table:table-cell>
          <table:table-cell office:value-type="float" office:value="11" table:style-name="ce3">
            <text:p>11.00</text:p>
          </table:table-cell>
          <table:table-cell office:value-type="float" office:value="1.0413926851582251" table:formula="of:=LOG([.G37])" table:style-name="ce3">
            <text:p>1.04</text:p>
          </table:table-cell>
          <table:table-cell office:value-type="float" office:value="11.455319536740477" table:formula="of:=[.G37]*[.H37]" table:style-name="ce3">
            <text:p>11.46</text:p>
          </table:table-cell>
          <table:table-cell office:value-type="float" office:value="-0.28047298358253014" table:formula="of:=(RAND()*2-1)*[.$G$7]" table:style-name="ce3">
            <text:p>-0.28</text:p>
          </table:table-cell>
          <table:table-cell office:value-type="float" office:value="37.168270996955357" table:formula="of:=[.$G$4]*[.F37]+[.$G$5]*[.H37]+[.$G$6]*[.I37]+[.J37]" table:style-name="ce3">
            <text:p>37.17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7" table:style-name="ce2">
            <text:p>27</text:p>
          </table:table-cell>
          <table:table-cell office:value-type="float" office:value="1" table:formula="of:=[.G38]^0" table:style-name="ce3">
            <text:p>1.00</text:p>
          </table:table-cell>
          <table:table-cell office:value-type="float" office:value="12" table:style-name="ce3">
            <text:p>12.00</text:p>
          </table:table-cell>
          <table:table-cell office:value-type="float" office:value="1.0791812460476249" table:formula="of:=LOG([.G38])" table:style-name="ce3">
            <text:p>1.08</text:p>
          </table:table-cell>
          <table:table-cell office:value-type="float" office:value="12.950174952571498" table:formula="of:=[.G38]*[.H38]" table:style-name="ce3">
            <text:p>12.95</text:p>
          </table:table-cell>
          <table:table-cell office:value-type="float" office:value="0.15994250590656045" table:formula="of:=(RAND()*2-1)*[.$G$7]" table:style-name="ce3">
            <text:p>0.16</text:p>
          </table:table-cell>
          <table:table-cell office:value-type="float" office:value="42.168829855716304" table:formula="of:=[.$G$4]*[.F38]+[.$G$5]*[.H38]+[.$G$6]*[.I38]+[.J38]" table:style-name="ce3">
            <text:p>42.17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8" table:style-name="ce2">
            <text:p>28</text:p>
          </table:table-cell>
          <table:table-cell office:value-type="float" office:value="1" table:formula="of:=[.G39]^0" table:style-name="ce3">
            <text:p>1.00</text:p>
          </table:table-cell>
          <table:table-cell office:value-type="float" office:value="13" table:style-name="ce3">
            <text:p>13.00</text:p>
          </table:table-cell>
          <table:table-cell office:value-type="float" office:value="1.1139433523068367" table:formula="of:=LOG([.G39])" table:style-name="ce3">
            <text:p>1.11</text:p>
          </table:table-cell>
          <table:table-cell office:value-type="float" office:value="14.481263579988877" table:formula="of:=[.G39]*[.H39]" table:style-name="ce3">
            <text:p>14.48</text:p>
          </table:table-cell>
          <table:table-cell office:value-type="float" office:value="0.95316785462081" table:formula="of:=(RAND()*2-1)*[.$G$7]" table:style-name="ce3">
            <text:p>0.95</text:p>
          </table:table-cell>
          <table:table-cell office:value-type="float" office:value="47.624845299201112" table:formula="of:=[.$G$4]*[.F39]+[.$G$5]*[.H39]+[.$G$6]*[.I39]+[.J39]" table:style-name="ce3">
            <text:p>47.62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29" table:style-name="ce2">
            <text:p>29</text:p>
          </table:table-cell>
          <table:table-cell office:value-type="float" office:value="1" table:formula="of:=[.G40]^0" table:style-name="ce3">
            <text:p>1.00</text:p>
          </table:table-cell>
          <table:table-cell office:value-type="float" office:value="14" table:style-name="ce3">
            <text:p>14.00</text:p>
          </table:table-cell>
          <table:table-cell office:value-type="float" office:value="1.146128035678238" table:formula="of:=LOG([.G40])" table:style-name="ce3">
            <text:p>1.15</text:p>
          </table:table-cell>
          <table:table-cell office:value-type="float" office:value="16.045792499495331" table:formula="of:=[.G40]*[.H40]" table:style-name="ce3">
            <text:p>16.05</text:p>
          </table:table-cell>
          <table:table-cell office:value-type="float" office:value="-6.2845105607059137E-2" table:formula="of:=(RAND()*2-1)*[.$G$7]" table:style-name="ce3">
            <text:p>-0.06</text:p>
          </table:table-cell>
          <table:table-cell office:value-type="float" office:value="51.366788464235405" table:formula="of:=[.$G$4]*[.F40]+[.$G$5]*[.H40]+[.$G$6]*[.I40]+[.J40]" table:style-name="ce3">
            <text:p>51.37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0" table:style-name="ce2">
            <text:p>30</text:p>
          </table:table-cell>
          <table:table-cell office:value-type="float" office:value="1" table:formula="of:=[.G41]^0" table:style-name="ce3">
            <text:p>1.00</text:p>
          </table:table-cell>
          <table:table-cell office:value-type="float" office:value="15" table:style-name="ce3">
            <text:p>15.00</text:p>
          </table:table-cell>
          <table:table-cell office:value-type="float" office:value="1.1760912590556813" table:formula="of:=LOG([.G41])" table:style-name="ce3">
            <text:p>1.18</text:p>
          </table:table-cell>
          <table:table-cell office:value-type="float" office:value="17.64136888583522" table:formula="of:=[.G41]*[.H41]" table:style-name="ce3">
            <text:p>17.64</text:p>
          </table:table-cell>
          <table:table-cell office:value-type="float" office:value="-0.36131165289652145" table:formula="of:=(RAND()*2-1)*[.$G$7]" table:style-name="ce3">
            <text:p>-0.36</text:p>
          </table:table-cell>
          <table:table-cell office:value-type="float" office:value="55.914977522720505" table:formula="of:=[.$G$4]*[.F41]+[.$G$5]*[.H41]+[.$G$6]*[.I41]+[.J41]" table:style-name="ce3">
            <text:p>55.91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1" table:style-name="ce2">
            <text:p>31</text:p>
          </table:table-cell>
          <table:table-cell office:value-type="float" office:value="1" table:formula="of:=[.G42]^0" table:style-name="ce3">
            <text:p>1.00</text:p>
          </table:table-cell>
          <table:table-cell office:value-type="float" office:value="16" table:style-name="ce3">
            <text:p>16.00</text:p>
          </table:table-cell>
          <table:table-cell office:value-type="float" office:value="1.2041199826559248" table:formula="of:=LOG([.G42])" table:style-name="ce3">
            <text:p>1.20</text:p>
          </table:table-cell>
          <table:table-cell office:value-type="float" office:value="19.265919722494797" table:formula="of:=[.G42]*[.H42]" table:style-name="ce3">
            <text:p>19.27</text:p>
          </table:table-cell>
          <table:table-cell office:value-type="float" office:value="-0.89806034796422129" table:formula="of:=(RAND()*2-1)*[.$G$7]" table:style-name="ce3">
            <text:p>-0.90</text:p>
          </table:table-cell>
          <table:table-cell office:value-type="float" office:value="60.307938784832018" table:formula="of:=[.$G$4]*[.F42]+[.$G$5]*[.H42]+[.$G$6]*[.I42]+[.J42]" table:style-name="ce3">
            <text:p>60.31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2" table:style-name="ce2">
            <text:p>32</text:p>
          </table:table-cell>
          <table:table-cell office:value-type="float" office:value="1" table:formula="of:=[.G43]^0" table:style-name="ce3">
            <text:p>1.00</text:p>
          </table:table-cell>
          <table:table-cell office:value-type="float" office:value="17" table:style-name="ce3">
            <text:p>17.00</text:p>
          </table:table-cell>
          <table:table-cell office:value-type="float" office:value="1.2304489213782739" table:formula="of:=LOG([.G43])" table:style-name="ce3">
            <text:p>1.23</text:p>
          </table:table-cell>
          <table:table-cell office:value-type="float" office:value="20.917631663430654" table:formula="of:=[.G43]*[.H43]" table:style-name="ce3">
            <text:p>20.92</text:p>
          </table:table-cell>
          <table:table-cell office:value-type="float" office:value="-0.25062500132333443" table:formula="of:=(RAND()*2-1)*[.$G$7]" table:style-name="ce3">
            <text:p>-0.25</text:p>
          </table:table-cell>
          <table:table-cell office:value-type="float" office:value="65.963167831725187" table:formula="of:=[.$G$4]*[.F43]+[.$G$5]*[.H43]+[.$G$6]*[.I43]+[.J43]" table:style-name="ce3">
            <text:p>65.96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3" table:style-name="ce2">
            <text:p>33</text:p>
          </table:table-cell>
          <table:table-cell office:value-type="float" office:value="1" table:formula="of:=[.G44]^0" table:style-name="ce3">
            <text:p>1.00</text:p>
          </table:table-cell>
          <table:table-cell office:value-type="float" office:value="18" table:style-name="ce3">
            <text:p>18.00</text:p>
          </table:table-cell>
          <table:table-cell office:value-type="float" office:value="1.255272505103306" table:formula="of:=LOG([.G44])" table:style-name="ce3">
            <text:p>1.26</text:p>
          </table:table-cell>
          <table:table-cell office:value-type="float" office:value="22.594905091859509" table:formula="of:=[.G44]*[.H44]" table:style-name="ce3">
            <text:p>22.59</text:p>
          </table:table-cell>
          <table:table-cell office:value-type="float" office:value="0.18047387390963943" table:formula="of:=(RAND()*2-1)*[.$G$7]" table:style-name="ce3">
            <text:p>0.18</text:p>
          </table:table-cell>
          <table:table-cell office:value-type="float" office:value="71.475734159694767" table:formula="of:=[.$G$4]*[.F44]+[.$G$5]*[.H44]+[.$G$6]*[.I44]+[.J44]" table:style-name="ce3">
            <text:p>71.48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4" table:style-name="ce2">
            <text:p>34</text:p>
          </table:table-cell>
          <table:table-cell office:value-type="float" office:value="1" table:formula="of:=[.G45]^0" table:style-name="ce3">
            <text:p>1.00</text:p>
          </table:table-cell>
          <table:table-cell office:value-type="float" office:value="19" table:style-name="ce3">
            <text:p>19.00</text:p>
          </table:table-cell>
          <table:table-cell office:value-type="float" office:value="1.2787536009528289" table:formula="of:=LOG([.G45])" table:style-name="ce3">
            <text:p>1.28</text:p>
          </table:table-cell>
          <table:table-cell office:value-type="float" office:value="24.296318418103748" table:formula="of:=[.G45]*[.H45]" table:style-name="ce3">
            <text:p>24.30</text:p>
          </table:table-cell>
          <table:table-cell office:value-type="float" office:value="-0.43014553978538661" table:formula="of:=(RAND()*2-1)*[.$G$7]" table:style-name="ce3">
            <text:p>-0.43</text:p>
          </table:table-cell>
          <table:table-cell office:value-type="float" office:value="76.016316916431506" table:formula="of:=[.$G$4]*[.F45]+[.$G$5]*[.H45]+[.$G$6]*[.I45]+[.J45]" table:style-name="ce3">
            <text:p>76.02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5" table:style-name="ce2">
            <text:p>35</text:p>
          </table:table-cell>
          <table:table-cell office:value-type="float" office:value="1" table:formula="of:=[.G46]^0" table:style-name="ce3">
            <text:p>1.00</text:p>
          </table:table-cell>
          <table:table-cell office:value-type="float" office:value="20" table:style-name="ce3">
            <text:p>20.00</text:p>
          </table:table-cell>
          <table:table-cell office:value-type="float" office:value="1.3010299956639813" table:formula="of:=LOG([.G46])" table:style-name="ce3">
            <text:p>1.30</text:p>
          </table:table-cell>
          <table:table-cell office:value-type="float" office:value="26.020599913279625" table:formula="of:=[.G46]*[.H46]" table:style-name="ce3">
            <text:p>26.02</text:p>
          </table:table-cell>
          <table:table-cell office:value-type="float" office:value="-7.170945931377859E-2" table:formula="of:=(RAND()*2-1)*[.$G$7]" table:style-name="ce3">
            <text:p>-0.07</text:p>
          </table:table-cell>
          <table:table-cell office:value-type="float" office:value="81.592150271853058" table:formula="of:=[.$G$4]*[.F46]+[.$G$5]*[.H46]+[.$G$6]*[.I46]+[.J46]" table:style-name="ce3">
            <text:p>81.59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6" table:style-name="ce2">
            <text:p>36</text:p>
          </table:table-cell>
          <table:table-cell office:value-type="float" office:value="1" table:formula="of:=[.G47]^0" table:style-name="ce3">
            <text:p>1.00</text:p>
          </table:table-cell>
          <table:table-cell office:value-type="float" office:value="21" table:style-name="ce3">
            <text:p>21.00</text:p>
          </table:table-cell>
          <table:table-cell office:value-type="float" office:value="1.3222192947339193" table:formula="of:=LOG([.G47])" table:style-name="ce3">
            <text:p>1.32</text:p>
          </table:table-cell>
          <table:table-cell office:value-type="float" office:value="27.766605189412306" table:formula="of:=[.G47]*[.H47]" table:style-name="ce3">
            <text:p>27.77</text:p>
          </table:table-cell>
          <table:table-cell office:value-type="float" office:value="-0.79229744874475405" table:formula="of:=(RAND()*2-1)*[.$G$7]" table:style-name="ce3">
            <text:p>-0.79</text:p>
          </table:table-cell>
          <table:table-cell office:value-type="float" office:value="86.151956708960014" table:formula="of:=[.$G$4]*[.F47]+[.$G$5]*[.H47]+[.$G$6]*[.I47]+[.J47]" table:style-name="ce3">
            <text:p>86.15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7" table:style-name="ce2">
            <text:p>37</text:p>
          </table:table-cell>
          <table:table-cell office:value-type="float" office:value="1" table:formula="of:=[.G48]^0" table:style-name="ce3">
            <text:p>1.00</text:p>
          </table:table-cell>
          <table:table-cell office:value-type="float" office:value="22" table:style-name="ce3">
            <text:p>22.00</text:p>
          </table:table-cell>
          <table:table-cell office:value-type="float" office:value="1.3424226808222062" table:formula="of:=LOG([.G48])" table:style-name="ce3">
            <text:p>1.34</text:p>
          </table:table-cell>
          <table:table-cell office:value-type="float" office:value="29.533298978088535" table:formula="of:=[.G48]*[.H48]" table:style-name="ce3">
            <text:p>29.53</text:p>
          </table:table-cell>
          <table:table-cell office:value-type="float" office:value="0.22105810968603357" table:formula="of:=(RAND()*2-1)*[.$G$7]" table:style-name="ce3">
            <text:p>0.22</text:p>
          </table:table-cell>
          <table:table-cell office:value-type="float" office:value="92.505800405596034" table:formula="of:=[.$G$4]*[.F48]+[.$G$5]*[.H48]+[.$G$6]*[.I48]+[.J48]" table:style-name="ce3">
            <text:p>92.51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8" table:style-name="ce2">
            <text:p>38</text:p>
          </table:table-cell>
          <table:table-cell office:value-type="float" office:value="1" table:formula="of:=[.G49]^0" table:style-name="ce3">
            <text:p>1.00</text:p>
          </table:table-cell>
          <table:table-cell office:value-type="float" office:value="23" table:style-name="ce3">
            <text:p>23.00</text:p>
          </table:table-cell>
          <table:table-cell office:value-type="float" office:value="1.3617278360175928" table:formula="of:=LOG([.G49])" table:style-name="ce3">
            <text:p>1.36</text:p>
          </table:table-cell>
          <table:table-cell office:value-type="float" office:value="31.319740228404637" table:formula="of:=[.G49]*[.H49]" table:style-name="ce3">
            <text:p>31.32</text:p>
          </table:table-cell>
          <table:table-cell office:value-type="float" office:value="-0.73001946065015844" table:formula="of:=(RAND()*2-1)*[.$G$7]" table:style-name="ce3">
            <text:p>-0.73</text:p>
          </table:table-cell>
          <table:table-cell office:value-type="float" office:value="96.952656896598938" table:formula="of:=[.$G$4]*[.F49]+[.$G$5]*[.H49]+[.$G$6]*[.I49]+[.J49]" table:style-name="ce3">
            <text:p>96.95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39" table:style-name="ce2">
            <text:p>39</text:p>
          </table:table-cell>
          <table:table-cell office:value-type="float" office:value="1" table:formula="of:=[.G50]^0" table:style-name="ce3">
            <text:p>1.00</text:p>
          </table:table-cell>
          <table:table-cell office:value-type="float" office:value="24" table:style-name="ce3">
            <text:p>24.00</text:p>
          </table:table-cell>
          <table:table-cell office:value-type="float" office:value="1.3802112417116059" table:formula="of:=LOG([.G50])" table:style-name="ce3">
            <text:p>1.38</text:p>
          </table:table-cell>
          <table:table-cell office:value-type="float" office:value="33.125069801078538" table:formula="of:=[.G50]*[.H50]" table:style-name="ce3">
            <text:p>33.13</text:p>
          </table:table-cell>
          <table:table-cell office:value-type="float" office:value="-0.98159171574333848" table:formula="of:=(RAND()*2-1)*[.$G$7]" table:style-name="ce3">
            <text:p>-0.98</text:p>
          </table:table-cell>
          <table:table-cell office:value-type="float" office:value="102.15404017091549" table:formula="of:=[.$G$4]*[.F50]+[.$G$5]*[.H50]+[.$G$6]*[.I50]+[.J50]" table:style-name="ce3">
            <text:p>102.15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0" table:style-name="ce2">
            <text:p>40</text:p>
          </table:table-cell>
          <table:table-cell office:value-type="float" office:value="1" table:formula="of:=[.G51]^0" table:style-name="ce3">
            <text:p>1.00</text:p>
          </table:table-cell>
          <table:table-cell office:value-type="float" office:value="25" table:style-name="ce3">
            <text:p>25.00</text:p>
          </table:table-cell>
          <table:table-cell office:value-type="float" office:value="1.3979400086720377" table:formula="of:=LOG([.G51])" table:style-name="ce3">
            <text:p>1.40</text:p>
          </table:table-cell>
          <table:table-cell office:value-type="float" office:value="34.948500216800944" table:formula="of:=[.G51]*[.H51]" table:style-name="ce3">
            <text:p>34.95</text:p>
          </table:table-cell>
          <table:table-cell office:value-type="float" office:value="-0.86262050277316016" table:formula="of:=(RAND()*2-1)*[.$G$7]" table:style-name="ce3">
            <text:p>-0.86</text:p>
          </table:table-cell>
          <table:table-cell office:value-type="float" office:value="107.77876016497376" table:formula="of:=[.$G$4]*[.F51]+[.$G$5]*[.H51]+[.$G$6]*[.I51]+[.J51]" table:style-name="ce3">
            <text:p>107.78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1" table:style-name="ce2">
            <text:p>41</text:p>
          </table:table-cell>
          <table:table-cell office:value-type="float" office:value="1" table:formula="of:=[.G52]^0" table:style-name="ce3">
            <text:p>1.00</text:p>
          </table:table-cell>
          <table:table-cell office:value-type="float" office:value="26" table:style-name="ce3">
            <text:p>26.00</text:p>
          </table:table-cell>
          <table:table-cell office:value-type="float" office:value="1.414973347970818" table:formula="of:=LOG([.G52])" table:style-name="ce3">
            <text:p>1.41</text:p>
          </table:table-cell>
          <table:table-cell office:value-type="float" office:value="36.789307047241266" table:formula="of:=[.G52]*[.H52]" table:style-name="ce3">
            <text:p>36.79</text:p>
          </table:table-cell>
          <table:table-cell office:value-type="float" office:value="0.96702627839414235" table:formula="of:=(RAND()*2-1)*[.$G$7]" table:style-name="ce3">
            <text:p>0.97</text:p>
          </table:table-cell>
          <table:table-cell office:value-type="float" office:value="115.16489411605957" table:formula="of:=[.$G$4]*[.F52]+[.$G$5]*[.H52]+[.$G$6]*[.I52]+[.J52]" table:style-name="ce3">
            <text:p>115.16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2" table:style-name="ce2">
            <text:p>42</text:p>
          </table:table-cell>
          <table:table-cell office:value-type="float" office:value="1" table:formula="of:=[.G53]^0" table:style-name="ce3">
            <text:p>1.00</text:p>
          </table:table-cell>
          <table:table-cell office:value-type="float" office:value="27" table:style-name="ce3">
            <text:p>27.00</text:p>
          </table:table-cell>
          <table:table-cell office:value-type="float" office:value="1.4313637641589874" table:formula="of:=LOG([.G53])" table:style-name="ce3">
            <text:p>1.43</text:p>
          </table:table-cell>
          <table:table-cell office:value-type="float" office:value="38.646821632292657" table:formula="of:=[.G53]*[.H53]" table:style-name="ce3">
            <text:p>38.65</text:p>
          </table:table-cell>
          <table:table-cell office:value-type="float" office:value="0.5632262846296745" table:formula="of:=(RAND()*2-1)*[.$G$7]" table:style-name="ce3">
            <text:p>0.56</text:p>
          </table:table-cell>
          <table:table-cell office:value-type="float" office:value="120.36641870982562" table:formula="of:=[.$G$4]*[.F53]+[.$G$5]*[.H53]+[.$G$6]*[.I53]+[.J53]" table:style-name="ce3">
            <text:p>120.37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3" table:style-name="ce2">
            <text:p>43</text:p>
          </table:table-cell>
          <table:table-cell office:value-type="float" office:value="1" table:formula="of:=[.G54]^0" table:style-name="ce3">
            <text:p>1.00</text:p>
          </table:table-cell>
          <table:table-cell office:value-type="float" office:value="28" table:style-name="ce3">
            <text:p>28.00</text:p>
          </table:table-cell>
          <table:table-cell office:value-type="float" office:value="1.4471580313422192" table:formula="of:=LOG([.G54])" table:style-name="ce3">
            <text:p>1.45</text:p>
          </table:table-cell>
          <table:table-cell office:value-type="float" office:value="40.520424877582137" table:formula="of:=[.G54]*[.H54]" table:style-name="ce3">
            <text:p>40.52</text:p>
          </table:table-cell>
          <table:table-cell office:value-type="float" office:value="-0.28104921369392799" table:formula="of:=(RAND()*2-1)*[.$G$7]" table:style-name="ce3">
            <text:p>-0.28</text:p>
          </table:table-cell>
          <table:table-cell office:value-type="float" office:value="125.17454148173691" table:formula="of:=[.$G$4]*[.F54]+[.$G$5]*[.H54]+[.$G$6]*[.I54]+[.J54]" table:style-name="ce3">
            <text:p>125.17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4" table:style-name="ce2">
            <text:p>44</text:p>
          </table:table-cell>
          <table:table-cell office:value-type="float" office:value="1" table:formula="of:=[.G55]^0" table:style-name="ce3">
            <text:p>1.00</text:p>
          </table:table-cell>
          <table:table-cell office:value-type="float" office:value="29" table:style-name="ce3">
            <text:p>29.00</text:p>
          </table:table-cell>
          <table:table-cell office:value-type="float" office:value="1.4623979978989561" table:formula="of:=LOG([.G55])" table:style-name="ce3">
            <text:p>1.46</text:p>
          </table:table-cell>
          <table:table-cell office:value-type="float" office:value="42.409541939069726" table:formula="of:=[.G55]*[.H55]" table:style-name="ce3">
            <text:p>42.41</text:p>
          </table:table-cell>
          <table:table-cell office:value-type="float" office:value="-0.19243282706881248" table:formula="of:=(RAND()*2-1)*[.$G$7]" table:style-name="ce3">
            <text:p>-0.19</text:p>
          </table:table-cell>
          <table:table-cell office:value-type="float" office:value="130.96098898593829" table:formula="of:=[.$G$4]*[.F55]+[.$G$5]*[.H55]+[.$G$6]*[.I55]+[.J55]" table:style-name="ce3">
            <text:p>130.96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5" table:style-name="ce2">
            <text:p>45</text:p>
          </table:table-cell>
          <table:table-cell office:value-type="float" office:value="1" table:formula="of:=[.G56]^0" table:style-name="ce3">
            <text:p>1.00</text:p>
          </table:table-cell>
          <table:table-cell office:value-type="float" office:value="30" table:style-name="ce3">
            <text:p>30.00</text:p>
          </table:table-cell>
          <table:table-cell office:value-type="float" office:value="1.4771212547196624" table:formula="of:=LOG([.G56])" table:style-name="ce3">
            <text:p>1.48</text:p>
          </table:table-cell>
          <table:table-cell office:value-type="float" office:value="44.313637641589871" table:formula="of:=[.G56]*[.H56]" table:style-name="ce3">
            <text:p>44.31</text:p>
          </table:table-cell>
          <table:table-cell office:value-type="float" office:value="0.59694302465257909" table:formula="of:=(RAND()*2-1)*[.$G$7]" table:style-name="ce3">
            <text:p>0.60</text:p>
          </table:table-cell>
          <table:table-cell office:value-type="float" office:value="137.49209845886151" table:formula="of:=[.$G$4]*[.F56]+[.$G$5]*[.H56]+[.$G$6]*[.I56]+[.J56]" table:style-name="ce3">
            <text:p>137.49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6" table:style-name="ce2">
            <text:p>46</text:p>
          </table:table-cell>
          <table:table-cell office:value-type="float" office:value="1" table:formula="of:=[.G57]^0" table:style-name="ce3">
            <text:p>1.00</text:p>
          </table:table-cell>
          <table:table-cell office:value-type="float" office:value="31" table:style-name="ce3">
            <text:p>31.00</text:p>
          </table:table-cell>
          <table:table-cell office:value-type="float" office:value="1.4913616938342726" table:formula="of:=LOG([.G57])" table:style-name="ce3">
            <text:p>1.49</text:p>
          </table:table-cell>
          <table:table-cell office:value-type="float" office:value="46.232212508862453" table:formula="of:=[.G57]*[.H57]" table:style-name="ce3">
            <text:p>46.23</text:p>
          </table:table-cell>
          <table:table-cell office:value-type="float" office:value="0.97147544520766815" table:formula="of:=(RAND()*2-1)*[.$G$7]" table:style-name="ce3">
            <text:p>0.97</text:p>
          </table:table-cell>
          <table:table-cell office:value-type="float" office:value="143.65083635946357" table:formula="of:=[.$G$4]*[.F57]+[.$G$5]*[.H57]+[.$G$6]*[.I57]+[.J57]" table:style-name="ce3">
            <text:p>143.65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7" table:style-name="ce2">
            <text:p>47</text:p>
          </table:table-cell>
          <table:table-cell office:value-type="float" office:value="1" table:formula="of:=[.G58]^0" table:style-name="ce3">
            <text:p>1.00</text:p>
          </table:table-cell>
          <table:table-cell office:value-type="float" office:value="32" table:style-name="ce3">
            <text:p>32.00</text:p>
          </table:table-cell>
          <table:table-cell office:value-type="float" office:value="1.505149978319906" table:formula="of:=LOG([.G58])" table:style-name="ce3">
            <text:p>1.51</text:p>
          </table:table-cell>
          <table:table-cell office:value-type="float" office:value="48.164799306236993" table:formula="of:=[.G58]*[.H58]" table:style-name="ce3">
            <text:p>48.16</text:p>
          </table:table-cell>
          <table:table-cell office:value-type="float" office:value="-0.83807154955073271" table:formula="of:=(RAND()*2-1)*[.$G$7]" table:style-name="ce3">
            <text:p>-0.84</text:p>
          </table:table-cell>
          <table:table-cell office:value-type="float" office:value="147.66662632580005" table:formula="of:=[.$G$4]*[.F58]+[.$G$5]*[.H58]+[.$G$6]*[.I58]+[.J58]" table:style-name="ce3">
            <text:p>147.67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8" table:style-name="ce2">
            <text:p>48</text:p>
          </table:table-cell>
          <table:table-cell office:value-type="float" office:value="1" table:formula="of:=[.G59]^0" table:style-name="ce3">
            <text:p>1.00</text:p>
          </table:table-cell>
          <table:table-cell office:value-type="float" office:value="33" table:style-name="ce3">
            <text:p>33.00</text:p>
          </table:table-cell>
          <table:table-cell office:value-type="float" office:value="1.5185139398778875" table:formula="of:=LOG([.G59])" table:style-name="ce3">
            <text:p>1.52</text:p>
          </table:table-cell>
          <table:table-cell office:value-type="float" office:value="50.110960015970285" table:formula="of:=[.G59]*[.H59]" table:style-name="ce3">
            <text:p>50.11</text:p>
          </table:table-cell>
          <table:table-cell office:value-type="float" office:value="0.32954966782275319" table:formula="of:=(RAND()*2-1)*[.$G$7]" table:style-name="ce3">
            <text:p>0.33</text:p>
          </table:table-cell>
          <table:table-cell office:value-type="float" office:value="154.69945759548941" table:formula="of:=[.$G$4]*[.F59]+[.$G$5]*[.H59]+[.$G$6]*[.I59]+[.J59]" table:style-name="ce3">
            <text:p>154.70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49" table:style-name="ce2">
            <text:p>49</text:p>
          </table:table-cell>
          <table:table-cell office:value-type="float" office:value="1" table:formula="of:=[.G60]^0" table:style-name="ce3">
            <text:p>1.00</text:p>
          </table:table-cell>
          <table:table-cell office:value-type="float" office:value="34" table:style-name="ce3">
            <text:p>34.00</text:p>
          </table:table-cell>
          <table:table-cell office:value-type="float" office:value="1.5314789170422551" table:formula="of:=LOG([.G60])" table:style-name="ce3">
            <text:p>1.53</text:p>
          </table:table-cell>
          <table:table-cell office:value-type="float" office:value="52.070283179436672" table:formula="of:=[.G60]*[.H60]" table:style-name="ce3">
            <text:p>52.07</text:p>
          </table:table-cell>
          <table:table-cell office:value-type="float" office:value="0.73029317041183739" table:formula="of:=(RAND()*2-1)*[.$G$7]" table:style-name="ce3">
            <text:p>0.73</text:p>
          </table:table-cell>
          <table:table-cell office:value-type="float" office:value="161.00410054280636" table:formula="of:=[.$G$4]*[.F60]+[.$G$5]*[.H60]+[.$G$6]*[.I60]+[.J60]" table:style-name="ce3">
            <text:p>161.00</text:p>
          </table:table-cell>
          <table:table-cell table:number-columns-repeated="16373"/>
        </table:table-row>
        <table:table-row table:style-name="ro2">
          <table:table-cell table:number-columns-repeated="4"/>
          <table:table-cell office:value-type="float" office:value="50" table:style-name="ce2">
            <text:p>50</text:p>
          </table:table-cell>
          <table:table-cell office:value-type="float" office:value="1" table:formula="of:=[.G61]^0" table:style-name="ce3">
            <text:p>1.00</text:p>
          </table:table-cell>
          <table:table-cell office:value-type="float" office:value="35" table:style-name="ce3">
            <text:p>35.00</text:p>
          </table:table-cell>
          <table:table-cell office:value-type="float" office:value="1.5440680443502757" table:formula="of:=LOG([.G61])" table:style-name="ce3">
            <text:p>1.54</text:p>
          </table:table-cell>
          <table:table-cell office:value-type="float" office:value="54.042381552259648" table:formula="of:=[.G61]*[.H61]" table:style-name="ce3">
            <text:p>54.04</text:p>
          </table:table-cell>
          <table:table-cell office:value-type="float" office:value="-0.26350835235801129" table:formula="of:=(RAND()*2-1)*[.$G$7]" table:style-name="ce3">
            <text:p>-0.26</text:p>
          </table:table-cell>
          <table:table-cell office:value-type="float" office:value="165.9517723931215" table:formula="of:=[.$G$4]*[.F61]+[.$G$5]*[.H61]+[.$G$6]*[.I61]+[.J61]" table:style-name="ce3">
            <text:p>165.95</text:p>
          </table:table-cell>
          <table:table-cell table:number-columns-repeated="16373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9">
      <number:number number:decimal-places="5" number:min-decimal-places="5" number:min-integer-digits="1"/>
    </number:number-style>
    <number:number-style style:name="N40">
      <number:number number:decimal-places="6" number:min-decimal-places="6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Mark Lehr</meta:initial-creator>
    <dc:creator>Fernandez, Danielle</dc:creator>
    <meta:creation-date>2021-09-29T18:37:52Z</meta:creation-date>
    <dc:date>2023-10-21T07:00:58Z</dc:date>
    <meta:editing-cycles>2</meta:editing-cycles>
    <meta:editing-duration>PT2067S</meta:editing-duration>
  </office:meta>
</office:document-meta>
</file>